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atin Modern Roman" svg:font-family="'Latin Modern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style:writing-mode="page"/>
    </style:style>
    <style:style style:name="P1" style:family="paragraph" style:parent-style-name="Heading_20_2">
      <style:text-properties officeooo:paragraph-rsid="000d76ea"/>
    </style:style>
    <style:style style:name="P2" style:family="paragraph" style:parent-style-name="Heading_20_2">
      <style:text-properties style:font-name="Liberation Serif"/>
    </style:style>
    <style:style style:name="P3" style:family="paragraph" style:parent-style-name="Heading_20_2">
      <style:paragraph-properties fo:margin-left="0cm" fo:margin-right="1cm" fo:text-indent="0cm" style:auto-text-indent="false"/>
      <style:text-properties style:font-name="Liberation Serif"/>
    </style:style>
    <style:style style:name="P4" style:family="paragraph" style:parent-style-name="Heading_20_3">
      <style:text-properties officeooo:paragraph-rsid="000d76ea"/>
    </style:style>
    <style:style style:name="P5" style:family="paragraph" style:parent-style-name="List_20_Contents">
      <style:text-properties officeooo:paragraph-rsid="000d76ea"/>
    </style:style>
    <style:style style:name="P6" style:family="paragraph" style:parent-style-name="List_20_Contents">
      <style:paragraph-properties fo:margin-left="0cm" fo:margin-right="0cm" fo:text-indent="0cm" style:auto-text-indent="false"/>
    </style:style>
    <style:style style:name="P7" style:family="paragraph" style:parent-style-name="List_20_Contents">
      <style:paragraph-properties fo:margin-left="0cm" fo:margin-right="0cm" fo:text-indent="0cm" style:auto-text-indent="false"/>
      <style:text-properties style:font-name="Liberation Serif"/>
    </style:style>
    <style:style style:name="P8" style:family="paragraph" style:parent-style-name="List_20_Contents">
      <style:paragraph-properties fo:margin-left="0cm" fo:margin-right="1cm" fo:text-indent="0cm" style:auto-text-indent="false"/>
      <style:text-properties style:font-name="Liberation Serif"/>
    </style:style>
    <style:style style:name="P9" style:family="paragraph" style:parent-style-name="List_20_Heading">
      <style:text-properties officeooo:paragraph-rsid="000d76ea"/>
    </style:style>
    <style:style style:name="P10" style:family="paragraph" style:parent-style-name="List_20_Heading">
      <style:text-properties officeooo:paragraph-rsid="00150dfb"/>
    </style:style>
    <style:style style:name="P11" style:family="paragraph" style:parent-style-name="List_20_Heading">
      <style:paragraph-properties fo:margin-top="0cm" fo:margin-bottom="0.499cm" loext:contextual-spacing="false"/>
    </style:style>
    <style:style style:name="P12" style:family="paragraph" style:parent-style-name="List_20_Heading">
      <style:paragraph-properties fo:margin-left="0cm" fo:margin-right="1cm" fo:text-indent="0cm" style:auto-text-indent="false"/>
    </style:style>
    <style:style style:name="P13" style:family="paragraph" style:parent-style-name="List_20_Heading">
      <style:paragraph-properties fo:margin-left="0cm" fo:margin-right="0cm" fo:text-indent="0cm" style:auto-text-indent="false"/>
    </style:style>
    <style:style style:name="P14" style:family="paragraph" style:parent-style-name="List_20_Heading">
      <style:paragraph-properties fo:margin-left="0cm" fo:margin-right="0cm" fo:margin-top="0cm" fo:margin-bottom="0.499cm" loext:contextual-spacing="false" fo:text-indent="0cm" style:auto-text-indent="false"/>
      <style:text-properties officeooo:paragraph-rsid="001d308d"/>
    </style:style>
    <style:style style:name="P15" style:family="paragraph" style:parent-style-name="Preformatted_20_Text">
      <style:text-properties officeooo:paragraph-rsid="000c124d"/>
    </style:style>
    <style:style style:name="P16" style:family="paragraph" style:parent-style-name="Preformatted_20_Text">
      <style:text-properties officeooo:paragraph-rsid="000d76ea"/>
    </style:style>
    <style:style style:name="P17" style:family="paragraph" style:parent-style-name="Preformatted_20_Text">
      <style:text-properties officeooo:paragraph-rsid="001500fa"/>
    </style:style>
    <style:style style:name="P18" style:family="paragraph" style:parent-style-name="Preformatted_20_Text">
      <style:text-properties style:font-name="Liberation Serif"/>
    </style:style>
    <style:style style:name="P19" style:family="paragraph" style:parent-style-name="Preformatted_20_Text">
      <style:paragraph-properties fo:margin-top="0cm" fo:margin-bottom="0.499cm" loext:contextual-spacing="false"/>
      <style:text-properties style:font-name="Liberation Serif"/>
    </style:style>
    <style:style style:name="P20" style:family="paragraph" style:parent-style-name="Quotations">
      <style:text-properties officeooo:paragraph-rsid="00150dfb"/>
    </style:style>
    <style:style style:name="P21" style:family="paragraph" style:parent-style-name="Quotations">
      <style:text-properties officeooo:paragraph-rsid="001b6ce8"/>
    </style:style>
    <style:style style:name="P22" style:family="paragraph" style:parent-style-name="Quotations">
      <style:text-properties style:font-name="Liberation Serif"/>
    </style:style>
    <style:style style:name="P23" style:family="paragraph" style:parent-style-name="Quotations">
      <style:text-properties style:font-name="Liberation Serif" officeooo:paragraph-rsid="0019db9b"/>
    </style:style>
    <style:style style:name="P24" style:family="paragraph" style:parent-style-name="Quotations">
      <style:text-properties style:font-name="Liberation Serif" officeooo:paragraph-rsid="001b6ce8"/>
    </style:style>
    <style:style style:name="P25" style:family="paragraph" style:parent-style-name="Quotations">
      <style:paragraph-properties fo:margin-left="0cm" fo:margin-right="1cm" fo:text-indent="0cm" style:auto-text-indent="false"/>
      <style:text-properties officeooo:paragraph-rsid="00150dfb"/>
    </style:style>
    <style:style style:name="P26" style:family="paragraph" style:parent-style-name="Quotations">
      <style:paragraph-properties fo:margin-left="0cm" fo:margin-right="1cm" fo:text-indent="0cm" style:auto-text-indent="false"/>
      <style:text-properties officeooo:paragraph-rsid="0019db9b"/>
    </style:style>
    <style:style style:name="P27" style:family="paragraph" style:parent-style-name="Quotations">
      <style:paragraph-properties fo:margin-left="0cm" fo:margin-right="1cm" fo:text-indent="0cm" style:auto-text-indent="false"/>
      <style:text-properties style:font-name="Liberation Serif"/>
    </style:style>
    <style:style style:name="P28" style:family="paragraph" style:parent-style-name="Standard">
      <style:text-properties officeooo:paragraph-rsid="000d76ea"/>
    </style:style>
    <style:style style:name="P29" style:family="paragraph" style:parent-style-name="Standard">
      <style:text-properties style:font-name="Liberation Serif"/>
    </style:style>
    <style:style style:name="P30" style:family="paragraph" style:parent-style-name="Table_20_Contents">
      <style:text-properties style:font-name="Liberation Serif"/>
    </style:style>
    <style:style style:name="P31" style:family="paragraph" style:parent-style-name="Table_20_Contents">
      <style:text-properties style:font-name="Liberation Serif" officeooo:paragraph-rsid="00179226"/>
    </style:style>
    <style:style style:name="P32" style:family="paragraph" style:parent-style-name="Text_20_body">
      <style:text-properties officeooo:paragraph-rsid="0009cb61"/>
    </style:style>
    <style:style style:name="P33" style:family="paragraph" style:parent-style-name="Text_20_body">
      <style:text-properties officeooo:paragraph-rsid="000a15d1"/>
    </style:style>
    <style:style style:name="P34" style:family="paragraph" style:parent-style-name="Text_20_body">
      <style:text-properties officeooo:paragraph-rsid="000c124d"/>
    </style:style>
    <style:style style:name="P35" style:family="paragraph" style:parent-style-name="Text_20_body">
      <style:text-properties officeooo:paragraph-rsid="000d76ea"/>
    </style:style>
    <style:style style:name="P36" style:family="paragraph" style:parent-style-name="Text_20_body">
      <style:text-properties officeooo:paragraph-rsid="00150dfb"/>
    </style:style>
    <style:style style:name="P37" style:family="paragraph" style:parent-style-name="Text_20_body">
      <style:text-properties officeooo:paragraph-rsid="0019db9b"/>
    </style:style>
    <style:style style:name="P38" style:family="paragraph" style:parent-style-name="Text_20_body">
      <style:text-properties officeooo:paragraph-rsid="001b6ce8"/>
    </style:style>
    <style:style style:name="P39" style:family="paragraph" style:parent-style-name="Text_20_body">
      <style:text-properties style:font-name="Liberation Serif"/>
    </style:style>
    <style:style style:name="P40" style:family="paragraph" style:parent-style-name="Text_20_body">
      <style:paragraph-properties fo:margin-left="0cm" fo:margin-right="1cm" fo:text-indent="0cm" style:auto-text-indent="false"/>
    </style:style>
    <style:style style:name="P41" style:family="paragraph" style:parent-style-name="Text_20_body">
      <style:paragraph-properties fo:margin-left="0cm" fo:margin-right="1cm" fo:text-indent="0cm" style:auto-text-indent="false"/>
      <style:text-properties style:font-name="Liberation Serif"/>
    </style:style>
    <style:style style:name="P42" style:family="paragraph" style:parent-style-name="Text_20_body">
      <style:paragraph-properties fo:margin-left="0cm" fo:margin-right="0cm" fo:text-indent="0cm" style:auto-text-indent="false"/>
    </style:style>
    <style:style style:name="T1" style:family="text">
      <style:text-properties officeooo:rsid="0009cb61"/>
    </style:style>
    <style:style style:name="T2" style:family="text">
      <style:text-properties fo:font-weight="bold" style:font-weight-asian="bold" style:font-weight-complex="bold"/>
    </style:style>
    <style:style style:name="T3" style:family="text">
      <style:text-properties fo:font-weight="bold" officeooo:rsid="000a15d1" style:font-weight-asian="bold" style:font-weight-complex="bold"/>
    </style:style>
    <style:style style:name="T4" style:family="text">
      <style:text-properties fo:font-weight="bold" officeooo:rsid="000c124d" style:font-weight-asian="bold" style:font-weight-complex="bold"/>
    </style:style>
    <style:style style:name="T5" style:family="text">
      <style:text-properties fo:font-weight="bold" officeooo:rsid="001500fa" style:font-weight-asian="bold" style:font-weight-complex="bold"/>
    </style:style>
    <style:style style:name="T6" style:family="text">
      <style:text-properties fo:font-weight="bold" officeooo:rsid="001f5de4" style:font-weight-asian="bold" style:font-weight-complex="bold"/>
    </style:style>
    <style:style style:name="T7" style:family="text">
      <style:text-properties officeooo:rsid="000a15d1"/>
    </style:style>
    <style:style style:name="T8" style:family="text">
      <style:text-properties fo:font-weight="normal" officeooo:rsid="000c124d" style:font-weight-asian="normal" style:font-weight-complex="normal"/>
    </style:style>
    <style:style style:name="T9" style:family="text">
      <style:text-properties officeooo:rsid="0016063c"/>
    </style:style>
    <style:style style:name="T10" style:family="text">
      <style:text-properties officeooo:rsid="00179226"/>
    </style:style>
    <style:style style:name="T11" style:family="text">
      <style:text-properties officeooo:rsid="00182519"/>
    </style:style>
    <style:style style:name="T12" style:family="text">
      <style:text-properties style:text-underline-style="solid" style:text-underline-width="auto" style:text-underline-color="font-color" fo:font-weight="bold" officeooo:rsid="000c124d" style:font-weight-asian="bold" style:font-weight-complex="bold"/>
    </style:style>
    <style:style style:name="T13" style:family="text">
      <style:text-properties officeooo:rsid="001f5de4"/>
    </style:style>
    <style:style style:name="T14" style:family="text">
      <style:text-properties style:font-name="Latin Modern Roman"/>
    </style:style>
    <style:style style:name="T15" style:family="text">
      <style:text-properties style:font-name="Latin Modern Roman" officeooo:rsid="001f5de4"/>
    </style:style>
    <style:style style:name="T16" style:family="text">
      <style:text-properties style:font-name="Latin Modern Roman" officeooo:rsid="0009cb61"/>
    </style:style>
    <style:style style:name="T17" style:family="text">
      <style:text-properties style:font-name="Latin Modern Roman" fo:font-weight="bold" style:font-weight-asian="bold" style:font-weight-complex="bold"/>
    </style:style>
    <style:style style:name="T18" style:family="text">
      <style:text-properties style:font-name="Latin Modern Roman" fo:font-weight="bold" officeooo:rsid="000a15d1" style:font-weight-asian="bold" style:font-weight-complex="bold"/>
    </style:style>
    <style:style style:name="T19" style:family="text">
      <style:text-properties style:font-name="Latin Modern Roman" fo:font-weight="bold" officeooo:rsid="000c124d" style:font-weight-asian="bold" style:font-weight-complex="bold"/>
    </style:style>
    <style:style style:name="T20" style:family="text">
      <style:text-properties style:font-name="Latin Modern Roman" fo:font-weight="bold" officeooo:rsid="001500fa" style:font-weight-asian="bold" style:font-weight-complex="bold"/>
    </style:style>
    <style:style style:name="T21" style:family="text">
      <style:text-properties style:font-name="Latin Modern Roman" fo:font-weight="bold" officeooo:rsid="001f5de4" style:font-weight-asian="bold" style:font-weight-complex="bold"/>
    </style:style>
    <style:style style:name="T22" style:family="text">
      <style:text-properties style:font-name="Latin Modern Roman" officeooo:rsid="000a15d1"/>
    </style:style>
    <style:style style:name="T23" style:family="text">
      <style:text-properties style:font-name="Latin Modern Roman" fo:font-weight="normal" officeooo:rsid="000c124d" style:font-weight-asian="normal" style:font-weight-complex="normal"/>
    </style:style>
    <style:style style:name="T24" style:family="text">
      <style:text-properties style:font-name="Latin Modern Roman" style:text-underline-style="solid" style:text-underline-width="auto" style:text-underline-color="font-color" fo:font-weight="bold" officeooo:rsid="000c124d" style:font-weight-asian="bold" style:font-weight-complex="bold"/>
    </style:style>
    <style:style style:name="T25" style:family="text">
      <style:text-properties style:font-name="Latin Modern Roman" officeooo:rsid="00182519"/>
    </style:style>
    <style:style style:name="T26" style:family="text">
      <style:text-properties style:font-name="Latin Modern Roman" officeooo:rsid="0016063c"/>
    </style:style>
    <style:style style:name="T27" style:family="text">
      <style:text-properties style:font-name="Latin Modern Roman" officeooo:rsid="00179226"/>
    </style:style>
    <style:style style:name="T28" style:family="text">
      <style:text-properties style:font-name="FreeMono"/>
    </style:style>
    <style:style style:name="T29" style:family="text">
      <style:text-properties style:font-name="FreeMono" fo:font-weight="bold" style:font-weight-asian="bold" style:font-weight-complex="bold"/>
    </style:style>
    <style:style style:name="T30" style:family="text">
      <style:text-properties style:font-name="Liberation Serif"/>
    </style:style>
    <style:style style:name="T31" style:family="text">
      <style:text-properties style:font-name="Liberation Serif" fo:font-weight="bold" style:font-weight-asian="bold" style:font-weight-complex="bold"/>
    </style:style>
    <style:style style:name="T32" style:family="text">
      <style:text-properties style:font-name="Liberation Serif" fo:font-weight="bold" officeooo:rsid="001f5de4" style:font-weight-asian="bold" style:font-weight-complex="bold"/>
    </style:style>
    <style:style style:name="T33" style:family="text">
      <style:text-properties style:font-name="Liberation Serif" fo:font-weight="bold" officeooo:rsid="000a15d1" style:font-weight-asian="bold" style:font-weight-complex="bold"/>
    </style:style>
    <style:style style:name="T34" style:family="text">
      <style:text-properties style:font-name="Liberation Serif" fo:font-weight="bold" officeooo:rsid="000c124d" style:font-weight-asian="bold" style:font-weight-complex="bold"/>
    </style:style>
    <style:style style:name="T35" style:family="text">
      <style:text-properties style:font-name="Liberation Serif" fo:font-weight="bold" officeooo:rsid="001500fa" style:font-weight-asian="bold" style:font-weight-complex="bold"/>
    </style:style>
    <style:style style:name="T36" style:family="text">
      <style:text-properties style:font-name="Liberation Serif" officeooo:rsid="001f5de4"/>
    </style:style>
    <style:style style:name="T37" style:family="text">
      <style:text-properties style:font-name="Liberation Serif" officeooo:rsid="0009cb61"/>
    </style:style>
    <style:style style:name="T38" style:family="text">
      <style:text-properties style:font-name="Liberation Serif" officeooo:rsid="000a15d1"/>
    </style:style>
    <style:style style:name="T39" style:family="text">
      <style:text-properties style:font-name="Liberation Serif" fo:font-weight="normal" officeooo:rsid="000c124d" style:font-weight-asian="normal" style:font-weight-complex="normal"/>
    </style:style>
    <style:style style:name="T40" style:family="text">
      <style:text-properties style:font-name="Liberation Serif" style:text-underline-style="solid" style:text-underline-width="auto" style:text-underline-color="font-color" fo:font-weight="bold" officeooo:rsid="000c124d" style:font-weight-asian="bold" style:font-weight-complex="bold"/>
    </style:style>
    <style:style style:name="T41" style:family="text">
      <style:text-properties style:font-name="Liberation Serif" officeooo:rsid="00182519"/>
    </style:style>
    <style:style style:name="T42" style:family="text">
      <style:text-properties style:font-name="Liberation Serif" officeooo:rsid="0016063c"/>
    </style:style>
    <style:style style:name="T43" style:family="text">
      <style:text-properties style:font-name="Liberation Serif" officeooo:rsid="0017922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36">T</text:span><text:span text:style-name="T30">o determine the version of Jansson at runtime :- </text:span><text:span text:style-name="T31">const char *</text:span><text:span text:style-name="Source_20_Text"><text:span text:style-name="T31">jansson_version_str</text:span></text:span><text:span text:style-name="T31">()</text:span></text:p>
      <text:p text:style-name="P29"/>
      <text:p text:style-name="Standard"><text:span text:style-name="T32">D</text:span><text:span text:style-name="T31">ata types </text:span><text:span text:style-name="T30">:- </text:span><text:span text:style-name="Emphasis"><text:span text:style-name="T30">object</text:span></text:span><text:span text:style-name="T30">, </text:span><text:span text:style-name="Emphasis"><text:span text:style-name="T30">array</text:span></text:span><text:span text:style-name="T30">, </text:span><text:span text:style-name="Emphasis"><text:span text:style-name="T30">string</text:span></text:span><text:span text:style-name="T30">, </text:span><text:span text:style-name="Emphasis"><text:span text:style-name="T30">number</text:span></text:span><text:span text:style-name="T30">, </text:span><text:span text:style-name="Emphasis"><text:span text:style-name="T30">boolean</text:span></text:span><text:span text:style-name="T30">, and </text:span><text:span text:style-name="Emphasis"><text:span text:style-name="T30">null</text:span></text:span></text:p>
      <text:p text:style-name="Standard"><text:span text:style-name="Emphasis"><text:span text:style-name="T30"/></text:span></text:p>
      <text:p text:style-name="Standard"><text:span text:style-name="Emphasis"><text:span text:style-name="T30">to represent all JSON values</text:span></text:span></text:p>
      <text:p text:style-name="Text_20_body"><text:span text:style-name="Emphasis"><text:span text:style-name="T30">Objects of <text:s/></text:span></text:span><text:span text:style-name="Emphasis"><text:span text:style-name="T32">json_t</text:span></text:span><text:span text:style-name="Emphasis"><text:span text:style-name="T36"> </text:span></text:span><text:span text:style-name="Emphasis"><text:span text:style-name="T30">are always used through a pointer. </text:span></text:span></text:p>
      <text:p text:style-name="P32"><text:span text:style-name="Emphasis"><text:span text:style-name="T37">Type</text:span></text:span><text:span text:style-name="Emphasis"><text:span text:style-name="T30"> num </text:span></text:span><text:span text:style-name="Emphasis"><text:span text:style-name="Source_20_Text"><text:span text:style-name="T30">json_type</text:span></text:span></text:span></text:p>
      <text:p text:style-name="P32"><text:span text:style-name="Emphasis"><text:span text:style-name="T37">JSON_OBJECT<text:tab/>JSON_INTERGER<text:tab/><text:tab/>JSON_FALSE</text:span></text:span></text:p>
      <text:p text:style-name="P32"><text:span text:style-name="Emphasis"><text:span text:style-name="T37">JSON_ARRAY<text:tab/><text:tab/>JSON_REAL<text:tab/><text:tab/><text:tab/>JSON_NULL</text:span></text:span></text:p>
      <text:p text:style-name="P32"><text:span text:style-name="Emphasis"><text:span text:style-name="T37">JSON_STRING<text:tab/>JSON_TRUE</text:span></text:span></text:p>
      <text:p text:style-name="P32"><text:span text:style-name="Emphasis"><text:span text:style-name="T30">The </text:span></text:span><text:span text:style-name="Emphasis"><text:span text:style-name="T31">reference count </text:span></text:span><text:span text:style-name="Emphasis"><text:span text:style-name="T30">is used to track whether a value is still in use or not. When a value is created, it’s reference count is set to 1. If a reference to a value is kept (e.g. a value is stored somewhere for later use), its reference count is incremented, and when the value is no longer needed, the reference count is decremented. When the reference count drops to zero, there are no references left, and the value can be destroyed.</text:span></text:span></text:p>
      <text:p text:style-name="P32"><text:a xlink:type="simple" xlink:href="https://jansson.readthedocs.io/en/2.13/apiref.html#c.json_t" text:style-name="Internet_20_link" text:visited-style-name="Visited_20_Internet_20_Link"><text:span text:style-name="Emphasis"><text:span text:style-name="T30">json_t</text:span></text:span></text:a><text:span text:style-name="Emphasis"><text:span text:style-name="T30"> *</text:span></text:span><text:span text:style-name="Emphasis"><text:span text:style-name="Source_20_Text"><text:span text:style-name="T30">json_incref</text:span></text:span></text:span><text:span text:style-name="Emphasis"><text:span text:style-name="T30">(</text:span></text:span><text:a xlink:type="simple" xlink:href="https://jansson.readthedocs.io/en/2.13/apiref.html#c.json_t" text:style-name="Internet_20_link" text:visited-style-name="Visited_20_Internet_20_Link"><text:span text:style-name="Emphasis"><text:span text:style-name="T30">json_t</text:span></text:span></text:a><text:span text:style-name="Emphasis"><text:span text:style-name="T30"> *json)</text:span></text:span></text:p>
      <text:p text:style-name="P32"><text:span text:style-name="Emphasis"><text:span text:style-name="T30">Increment the reference count of json if it’s not NULL. Returns json</text:span></text:span></text:p>
      <text:p text:style-name="P32"><text:span text:style-name="Emphasis"><text:span text:style-name="T30">void </text:span></text:span><text:span text:style-name="Emphasis"><text:span text:style-name="Source_20_Text"><text:span text:style-name="T30">json_decref</text:span></text:span></text:span><text:span text:style-name="Emphasis"><text:span text:style-name="T30">(</text:span></text:span><text:a xlink:type="simple" xlink:href="https://jansson.readthedocs.io/en/2.13/apiref.html#c.json_t" text:style-name="Internet_20_link" text:visited-style-name="Visited_20_Internet_20_Link"><text:span text:style-name="Emphasis"><text:span text:style-name="T30">json_t</text:span></text:span></text:a><text:span text:style-name="Emphasis"><text:span text:style-name="T30"> *json)</text:span></text:span></text:p>
      <text:p text:style-name="P32"><text:span text:style-name="Emphasis"><text:span text:style-name="T38">As soon as it calls json_decref </text:span></text:span><text:span text:style-name="Emphasis"><text:span text:style-name="T30">drops the reference count to zero, the value is destroyed and it can no longer be used.</text:span></text:span></text:p>
      <text:p text:style-name="P33"><text:span text:style-name="Emphasis"><text:span text:style-name="T33">IMP NOTE</text:span></text:span></text:p>
      <text:p text:style-name="P33"><text:span text:style-name="Emphasis"><text:span text:style-name="T33">Functions creating new JSON values set the reference count to 1. These functions are said to return a </text:span></text:span><text:span text:style-name="Emphasis"><text:span text:style-name="Strong_20_Emphasis"><text:span text:style-name="T38">new reference</text:span></text:span></text:span><text:span text:style-name="Emphasis"><text:span text:style-name="T33">. Other functions returning (existing) JSON values do not normally increase the reference count. These functions are said to return a </text:span></text:span><text:span text:style-name="Emphasis"><text:span text:style-name="Strong_20_Emphasis"><text:span text:style-name="T38">borrowed reference</text:span></text:span></text:span><text:span text:style-name="Emphasis"><text:span text:style-name="T33">. So, if the user will hold a reference to a value returned as a borrowed reference, he must call </text:span></text:span><text:a xlink:type="simple" xlink:href="https://jansson.readthedocs.io/en/2.13/apiref.html#c.json_incref" text:style-name="Internet_20_link" text:visited-style-name="Visited_20_Internet_20_Link"><text:span text:style-name="Emphasis"><text:span text:style-name="Source_20_Text"><text:span text:style-name="T33">json_incref()</text:span></text:span></text:span></text:a><text:span text:style-name="Emphasis"><text:span text:style-name="T33">. As soon as the value is no longer needed, </text:span></text:span><text:a xlink:type="simple" xlink:href="https://jansson.readthedocs.io/en/2.13/apiref.html#c.json_decref" text:style-name="Internet_20_link" text:visited-style-name="Visited_20_Internet_20_Link"><text:span text:style-name="Emphasis"><text:span text:style-name="Source_20_Text"><text:span text:style-name="T33">json_decref()</text:span></text:span></text:span></text:a><text:span text:style-name="Emphasis"><text:span text:style-name="T33"> should be called to release the reference.</text:span></text:span></text:p>
      <text:p text:style-name="P34"><text:span text:style-name="Emphasis"><text:span text:style-name="T34">Circular Reference </text:span></text:span></text:p>
      <text:p text:style-name="P34"><text:span text:style-name="Emphasis"><text:span text:style-name="T39">A circular reference is created when an object or an array is, directly or indirectly, inserted inside itself.</text:span></text:span></text:p>
      <text:p text:style-name="P15"><text:span text:style-name="Emphasis"><text:span text:style-name="T39">json_t *arr1 = json_array(), *arr2 = json_array();</text:span></text:span></text:p>
      <text:p text:style-name="P18">json_array_append(arr1, arr2);</text:p>
      <text:p text:style-name="P19">json_array_append(arr2, arr1);</text:p>
      <text:p text:style-name="P35"><text:span text:style-name="Emphasis"><text:span text:style-name="T39">If a circular reference is created, the memory consumed by the values cannot be freed by </text:span></text:span><text:a xlink:type="simple" xlink:href="https://jansson.readthedocs.io/en/2.13/apiref.html#c.json_decref" text:style-name="Internet_20_link" text:visited-style-name="Visited_20_Internet_20_Link"><text:span text:style-name="Emphasis"><text:span text:style-name="Source_20_Text"><text:span text:style-name="T39">json_decref()</text:span></text:span></text:span></text:a><text:span text:style-name="Emphasis"><text:span text:style-name="T39">. The reference counts never drops to zero because the values are keeping the references to each other.</text:span></text:span></text:p>
      <text:p text:style-name="P35"><text:span text:style-name="Emphasis"><text:span text:style-name="T39"/></text:span></text:p>
      <text:h text:style-name="P4" text:outline-level="3"><text:span text:style-name="Emphasis"><text:span text:style-name="T39">Scope Dereferencing</text:span></text:span></text:h>
      <text:p text:style-name="P35"><text:span text:style-name="Emphasis"><text:span text:style-name="T39">It is possible to use the </text:span></text:span><text:span text:style-name="Emphasis"><text:span text:style-name="Source_20_Text"><text:span text:style-name="T39">json_auto_t</text:span></text:span></text:span><text:span text:style-name="Emphasis"><text:span text:style-name="T39"> type to automatically dereference a value at the end of a scope</text:span></text:span></text:p>
      <text:p text:style-name="P16"><text:soft-page-break/><text:span text:style-name="Emphasis"><text:span text:style-name="T39">void function(void) {</text:span></text:span></text:p>
      <text:p text:style-name="P18"><text:s text:c="2"/>json_auto_t *value = NULL;</text:p>
      <text:p text:style-name="P18"><text:s text:c="2"/>value = json_string("foo");</text:p>
      <text:p text:style-name="P18"><text:s text:c="2"/>/* json_decref(value) is automatically called. */</text:p>
      <text:p text:style-name="P19">}</text:p>
      <text:h text:style-name="P1" text:outline-level="2"><text:span text:style-name="Emphasis"><text:span text:style-name="T39">Object</text:span></text:span></text:h>
      <text:p text:style-name="P39">A JSON object is a dictionary of key-value pairs, where the key is a Unicode string and the value is any JSON value.</text:p>
      <text:p text:style-name="P9"><text:bookmark text:name="c.json_object"/><text:a xlink:type="simple" xlink:href="https://jansson.readthedocs.io/en/2.13/apiref.html#c.json_t" text:style-name="Internet_20_link" text:visited-style-name="Visited_20_Internet_20_Link"><text:span text:style-name="Emphasis"><text:span text:style-name="T39">json_t</text:span></text:span></text:a><text:span text:style-name="Emphasis"><text:span text:style-name="T39"> *</text:span></text:span><text:span text:style-name="Emphasis"><text:span text:style-name="Source_20_Text"><text:span text:style-name="T39">json_object</text:span></text:span></text:span><text:span text:style-name="Emphasis"><text:span text:style-name="T39">(void)</text:span></text:span></text:p>
      <text:p text:style-name="P28"><text:span text:style-name="Emphasis"><text:span text:style-name="T39">Return value: New reference.</text:span></text:span></text:p>
      <text:p text:style-name="P39">Returns a new JSON object</text:p>
      <text:p text:style-name="P5"><text:span text:style-name="Emphasis"><text:span text:style-name="T39"/></text:span></text:p>
      <text:p text:style-name="P9"><text:bookmark text:name="c.json_object_size"/><text:span text:style-name="Emphasis"><text:span text:style-name="T39">size_t </text:span></text:span><text:span text:style-name="Emphasis"><text:span text:style-name="Source_20_Text"><text:span text:style-name="T39">json_object_size</text:span></text:span></text:span><text:span text:style-name="Emphasis"><text:span text:style-name="T39">(const </text:span></text:span><text:a xlink:type="simple" xlink:href="https://jansson.readthedocs.io/en/2.13/apiref.html#c.json_t" text:style-name="Internet_20_link" text:visited-style-name="Visited_20_Internet_20_Link"><text:span text:style-name="Emphasis"><text:span text:style-name="T39">json_t</text:span></text:span></text:a><text:span text:style-name="Emphasis"><text:span text:style-name="T39"> *object)</text:span></text:span></text:p>
      <text:p text:style-name="P35"><text:span text:style-name="Emphasis"><text:span text:style-name="T39">Returns the number of elements in object, or 0 if object is not a JSON object.</text:span></text:span></text:p>
      <text:p text:style-name="P5"><text:span text:style-name="Emphasis"><text:span text:style-name="T39"/></text:span></text:p>
      <text:p text:style-name="P9"><text:bookmark text:name="c.json_object_get"/><text:a xlink:type="simple" xlink:href="https://jansson.readthedocs.io/en/2.13/apiref.html#c.json_t" text:style-name="Internet_20_link" text:visited-style-name="Visited_20_Internet_20_Link"><text:span text:style-name="Emphasis"><text:span text:style-name="T39">json_t</text:span></text:span></text:a><text:span text:style-name="Emphasis"><text:span text:style-name="T39"> *</text:span></text:span><text:span text:style-name="Emphasis"><text:span text:style-name="Source_20_Text"><text:span text:style-name="T39">json_object_get</text:span></text:span></text:span><text:span text:style-name="Emphasis"><text:span text:style-name="T39">(const </text:span></text:span><text:a xlink:type="simple" xlink:href="https://jansson.readthedocs.io/en/2.13/apiref.html#c.json_t" text:style-name="Internet_20_link" text:visited-style-name="Visited_20_Internet_20_Link"><text:span text:style-name="Emphasis"><text:span text:style-name="T39">json_t</text:span></text:span></text:a><text:span text:style-name="Emphasis"><text:span text:style-name="T39"> *object, const char *key)</text:span></text:span></text:p>
      <text:p text:style-name="P35"><text:span text:style-name="Emphasis"><text:span text:style-name="T39">Get a value corresponding to key from object. Returns NULL if key is not found and on error.</text:span></text:span></text:p>
      <text:p text:style-name="P9"><text:bookmark text:name="c.json_object_set"/><text:span text:style-name="Emphasis"><text:span text:style-name="T39">int </text:span></text:span><text:span text:style-name="Emphasis"><text:span text:style-name="Source_20_Text"><text:span text:style-name="T39">json_object_set</text:span></text:span></text:span><text:span text:style-name="Emphasis"><text:span text:style-name="T39">(</text:span></text:span><text:a xlink:type="simple" xlink:href="https://jansson.readthedocs.io/en/2.13/apiref.html#c.json_t" text:style-name="Internet_20_link" text:visited-style-name="Visited_20_Internet_20_Link"><text:span text:style-name="Emphasis"><text:span text:style-name="T39">json_t</text:span></text:span></text:a><text:span text:style-name="Emphasis"><text:span text:style-name="T39"> *object, const char *key, </text:span></text:span><text:a xlink:type="simple" xlink:href="https://jansson.readthedocs.io/en/2.13/apiref.html#c.json_t" text:style-name="Internet_20_link" text:visited-style-name="Visited_20_Internet_20_Link"><text:span text:style-name="Emphasis"><text:span text:style-name="T39">json_t</text:span></text:span></text:a><text:span text:style-name="Emphasis"><text:span text:style-name="T39"> *value)</text:span></text:span></text:p>
      <text:p text:style-name="P35"><text:span text:style-name="Emphasis"><text:span text:style-name="T39">Set the value of key to value in object. </text:span></text:span></text:p>
      <text:p text:style-name="P9"><text:bookmark text:name="c.json_object_del"/><text:span text:style-name="Emphasis"><text:span text:style-name="T39">int </text:span></text:span><text:span text:style-name="Emphasis"><text:span text:style-name="Source_20_Text"><text:span text:style-name="T39">json_object_del</text:span></text:span></text:span><text:span text:style-name="Emphasis"><text:span text:style-name="T39">(</text:span></text:span><text:a xlink:type="simple" xlink:href="https://jansson.readthedocs.io/en/2.13/apiref.html#c.json_t" text:style-name="Internet_20_link" text:visited-style-name="Visited_20_Internet_20_Link"><text:span text:style-name="Emphasis"><text:span text:style-name="T39">json_t</text:span></text:span></text:a><text:span text:style-name="Emphasis"><text:span text:style-name="T39"> *object, const char *key)</text:span></text:span></text:p>
      <text:p text:style-name="P5"><text:span text:style-name="Emphasis"><text:span text:style-name="T39">Delete key from object if it exists. Returns 0 on success, or -1 if key was not found. The reference count of the removed value is decremented.</text:span></text:span></text:p>
      <text:p text:style-name="P5"><text:span text:style-name="Emphasis"><text:span text:style-name="T39"/></text:span></text:p>
      <text:p text:style-name="P9"><text:bookmark text:name="c.json_object_clear"/><text:span text:style-name="Emphasis"><text:span text:style-name="T39">int </text:span></text:span><text:span text:style-name="Emphasis"><text:span text:style-name="Source_20_Text"><text:span text:style-name="T39">json_object_clear</text:span></text:span></text:span><text:span text:style-name="Emphasis"><text:span text:style-name="T39">(</text:span></text:span><text:a xlink:type="simple" xlink:href="https://jansson.readthedocs.io/en/2.13/apiref.html#c.json_t" text:style-name="Internet_20_link" text:visited-style-name="Visited_20_Internet_20_Link"><text:span text:style-name="Emphasis"><text:span text:style-name="T39">json_t</text:span></text:span></text:a><text:span text:style-name="Emphasis"><text:span text:style-name="T39"> *object)</text:span></text:span></text:p>
      <text:p text:style-name="P5"><text:span text:style-name="Emphasis"><text:span text:style-name="T39">Remove all elements from object. Returns 0 on success and -1 if object is not a JSON object. The reference count of all removed values are decremented.</text:span></text:span></text:p>
      <text:p text:style-name="P5"><text:span text:style-name="Emphasis"><text:span text:style-name="T39"/></text:span></text:p>
      <text:p text:style-name="P9"><text:bookmark text:name="c.json_object_update"/><text:span text:style-name="Emphasis"><text:span text:style-name="T39">int </text:span></text:span><text:span text:style-name="Emphasis"><text:span text:style-name="Source_20_Text"><text:span text:style-name="T39">json_object_update</text:span></text:span></text:span><text:span text:style-name="Emphasis"><text:span text:style-name="T39">(</text:span></text:span><text:a xlink:type="simple" xlink:href="https://jansson.readthedocs.io/en/2.13/apiref.html#c.json_t" text:style-name="Internet_20_link" text:visited-style-name="Visited_20_Internet_20_Link"><text:span text:style-name="Emphasis"><text:span text:style-name="T39">json_t</text:span></text:span></text:a><text:span text:style-name="Emphasis"><text:span text:style-name="T39"> *object, </text:span></text:span><text:a xlink:type="simple" xlink:href="https://jansson.readthedocs.io/en/2.13/apiref.html#c.json_t" text:style-name="Internet_20_link" text:visited-style-name="Visited_20_Internet_20_Link"><text:span text:style-name="Emphasis"><text:span text:style-name="T39">json_t</text:span></text:span></text:a><text:span text:style-name="Emphasis"><text:span text:style-name="T39"> *other)</text:span></text:span></text:p>
      <text:p text:style-name="P35"><text:span text:style-name="Emphasis"><text:span text:style-name="T39">Update object with the key-value pairs from other, overwriting existing keys. Returns 0 on success or -1 on error.</text:span></text:span></text:p>
      <text:p text:style-name="P5"><text:span text:style-name="Emphasis"><text:span text:style-name="T39"/></text:span></text:p>
      <text:p text:style-name="P9"><text:bookmark text:name="c.json_object_update_missing"/><text:span text:style-name="Emphasis"><text:span text:style-name="T39">int </text:span></text:span><text:span text:style-name="Emphasis"><text:span text:style-name="Source_20_Text"><text:span text:style-name="T39">json_object_update_missing</text:span></text:span></text:span><text:span text:style-name="Emphasis"><text:span text:style-name="T39">(</text:span></text:span><text:a xlink:type="simple" xlink:href="https://jansson.readthedocs.io/en/2.13/apiref.html#c.json_t" text:style-name="Internet_20_link" text:visited-style-name="Visited_20_Internet_20_Link"><text:span text:style-name="Emphasis"><text:span text:style-name="T39">json_t</text:span></text:span></text:a><text:span text:style-name="Emphasis"><text:span text:style-name="T39"> *object, </text:span></text:span><text:a xlink:type="simple" xlink:href="https://jansson.readthedocs.io/en/2.13/apiref.html#c.json_t" text:style-name="Internet_20_link" text:visited-style-name="Visited_20_Internet_20_Link"><text:span text:style-name="Emphasis"><text:span text:style-name="T39">json_t</text:span></text:span></text:a><text:span text:style-name="Emphasis"><text:span text:style-name="T39"> *other)</text:span></text:span></text:p>
      <text:p text:style-name="P9"><text:bookmark text:name="c.json_object_update_new"/><text:span text:style-name="Emphasis"><text:span text:style-name="T39">int </text:span></text:span><text:span text:style-name="Emphasis"><text:span text:style-name="Source_20_Text"><text:span text:style-name="T39">json_object_update_new</text:span></text:span></text:span><text:span text:style-name="Emphasis"><text:span text:style-name="T39">(</text:span></text:span><text:a xlink:type="simple" xlink:href="https://jansson.readthedocs.io/en/2.13/apiref.html#c.json_t" text:style-name="Internet_20_link" text:visited-style-name="Visited_20_Internet_20_Link"><text:span text:style-name="Emphasis"><text:span text:style-name="T39">json_t</text:span></text:span></text:a><text:span text:style-name="Emphasis"><text:span text:style-name="T39"> *object, </text:span></text:span><text:a xlink:type="simple" xlink:href="https://jansson.readthedocs.io/en/2.13/apiref.html#c.json_t" text:style-name="Internet_20_link" text:visited-style-name="Visited_20_Internet_20_Link"><text:span text:style-name="Emphasis"><text:span text:style-name="T39">json_t</text:span></text:span></text:a><text:span text:style-name="Emphasis"><text:span text:style-name="T39"> *other)</text:span></text:span></text:p>
      <text:p text:style-name="P9"><text:bookmark text:name="c.json_object_update_existing_new"/><text:span text:style-name="Emphasis"><text:span text:style-name="T39">int </text:span></text:span><text:span text:style-name="Emphasis"><text:span text:style-name="Source_20_Text"><text:span text:style-name="T39">json_object_update_existing_new</text:span></text:span></text:span><text:span text:style-name="Emphasis"><text:span text:style-name="T39">(</text:span></text:span><text:a xlink:type="simple" xlink:href="https://jansson.readthedocs.io/en/2.13/apiref.html#c.json_t" text:style-name="Internet_20_link" text:visited-style-name="Visited_20_Internet_20_Link"><text:span text:style-name="Emphasis"><text:span text:style-name="T39">json_t</text:span></text:span></text:a><text:span text:style-name="Emphasis"><text:span text:style-name="T39"> *object, </text:span></text:span><text:a xlink:type="simple" xlink:href="https://jansson.readthedocs.io/en/2.13/apiref.html#c.json_t" text:style-name="Internet_20_link" text:visited-style-name="Visited_20_Internet_20_Link"><text:span text:style-name="Emphasis"><text:span text:style-name="T39">json_t</text:span></text:span></text:a><text:span text:style-name="Emphasis"><text:span text:style-name="T39"> *other)</text:span></text:span></text:p>
      <text:p text:style-name="P9"><text:bookmark text:name="c.json_object_update_missing_new"/><text:span text:style-name="Emphasis"><text:span text:style-name="T39">int </text:span></text:span><text:span text:style-name="Emphasis"><text:span text:style-name="Source_20_Text"><text:span text:style-name="T39">json_object_update_missing_new</text:span></text:span></text:span><text:span text:style-name="Emphasis"><text:span text:style-name="T39">(</text:span></text:span><text:a xlink:type="simple" xlink:href="https://jansson.readthedocs.io/en/2.13/apiref.html#c.json_t" text:style-name="Internet_20_link" text:visited-style-name="Visited_20_Internet_20_Link"><text:span text:style-name="Emphasis"><text:span text:style-name="T39">json_t</text:span></text:span></text:a><text:span text:style-name="Emphasis"><text:span text:style-name="T39"> *object, </text:span></text:span><text:a xlink:type="simple" xlink:href="https://jansson.readthedocs.io/en/2.13/apiref.html#c.json_t" text:style-name="Internet_20_link" text:visited-style-name="Visited_20_Internet_20_Link"><text:span text:style-name="Emphasis"><text:span text:style-name="T39">json_t</text:span></text:span></text:a><text:span text:style-name="Emphasis"><text:span text:style-name="T39"> *other)</text:span></text:span></text:p>
      <text:p text:style-name="P9"><text:bookmark text:name="c.json_object_update_recursive"/><text:span text:style-name="Emphasis"><text:span text:style-name="T39">int </text:span></text:span><text:span text:style-name="Emphasis"><text:span text:style-name="Source_20_Text"><text:span text:style-name="T39">json_object_update_recursive</text:span></text:span></text:span><text:span text:style-name="Emphasis"><text:span text:style-name="T39">(</text:span></text:span><text:a xlink:type="simple" xlink:href="https://jansson.readthedocs.io/en/2.13/apiref.html#c.json_t" text:style-name="Internet_20_link" text:visited-style-name="Visited_20_Internet_20_Link"><text:span text:style-name="Emphasis"><text:span text:style-name="T39">json_t</text:span></text:span></text:a><text:span text:style-name="Emphasis"><text:span text:style-name="T39"> *object, </text:span></text:span><text:a xlink:type="simple" xlink:href="https://jansson.readthedocs.io/en/2.13/apiref.html#c.json_t" text:style-name="Internet_20_link" text:visited-style-name="Visited_20_Internet_20_Link"><text:span text:style-name="Emphasis"><text:span text:style-name="T39">json_t</text:span></text:span></text:a><text:span text:style-name="Emphasis"><text:span text:style-name="T39"> *other)</text:span></text:span></text:p>
      <text:p text:style-name="P9"><text:bookmark text:name="c.json_object_foreach"/><text:span text:style-name="Emphasis"><text:span text:style-name="Source_20_Text"><text:span text:style-name="T39">json_object_foreach</text:span></text:span></text:span><text:span text:style-name="Emphasis"><text:span text:style-name="T39">(object, key, value)</text:span></text:span></text:p>
      <text:p text:style-name="P9"><text:bookmark text:name="c.json_object_foreach_safe"/><text:span text:style-name="Emphasis"><text:span text:style-name="Source_20_Text"><text:span text:style-name="T39">json_object_foreach_safe</text:span></text:span></text:span><text:span text:style-name="Emphasis"><text:span text:style-name="T39">(object, tmp, key, value)</text:span></text:span></text:p>
      <text:p text:style-name="P9"><text:bookmark text:name="c.json_object_iter"/><text:span text:style-name="Emphasis"><text:span text:style-name="T39">void *</text:span></text:span><text:span text:style-name="Emphasis"><text:span text:style-name="Source_20_Text"><text:span text:style-name="T39">json_object_iter</text:span></text:span></text:span><text:span text:style-name="Emphasis"><text:span text:style-name="T39">(</text:span></text:span><text:a xlink:type="simple" xlink:href="https://jansson.readthedocs.io/en/2.13/apiref.html#c.json_t" text:style-name="Internet_20_link" text:visited-style-name="Visited_20_Internet_20_Link"><text:span text:style-name="Emphasis"><text:span text:style-name="T39">json_t</text:span></text:span></text:a><text:span text:style-name="Emphasis"><text:span text:style-name="T39"> *object)</text:span></text:span></text:p>
      <text:p text:style-name="P5"><text:span text:style-name="Emphasis"><text:span text:style-name="T39">Returns an opaque iterator which can be used to iterate over all key-value pairs in object, or NULL if object is empty.</text:span></text:span></text:p>
      <text:p text:style-name="P9"><text:bookmark text:name="c.json_object_iter_at"/><text:span text:style-name="Emphasis"><text:span text:style-name="T39">void *</text:span></text:span><text:span text:style-name="Emphasis"><text:span text:style-name="Source_20_Text"><text:span text:style-name="T39">json_object_iter_at</text:span></text:span></text:span><text:span text:style-name="Emphasis"><text:span text:style-name="T39">(</text:span></text:span><text:a xlink:type="simple" xlink:href="https://jansson.readthedocs.io/en/2.13/apiref.html#c.json_t" text:style-name="Internet_20_link" text:visited-style-name="Visited_20_Internet_20_Link"><text:span text:style-name="Emphasis"><text:span text:style-name="T39">json_t</text:span></text:span></text:a><text:span text:style-name="Emphasis"><text:span text:style-name="T39"> *object, const char *key)</text:span></text:span></text:p>
      <text:p text:style-name="P9"><text:bookmark text:name="c.json_object_iter_next"/><text:span text:style-name="Emphasis"><text:span text:style-name="T39">void *</text:span></text:span><text:span text:style-name="Emphasis"><text:span text:style-name="Source_20_Text"><text:span text:style-name="T39">json_object_iter_next</text:span></text:span></text:span><text:span text:style-name="Emphasis"><text:span text:style-name="T39">(</text:span></text:span><text:a xlink:type="simple" xlink:href="https://jansson.readthedocs.io/en/2.13/apiref.html#c.json_t" text:style-name="Internet_20_link" text:visited-style-name="Visited_20_Internet_20_Link"><text:span text:style-name="Emphasis"><text:span text:style-name="T39">json_t</text:span></text:span></text:a><text:span text:style-name="Emphasis"><text:span text:style-name="T39"> *object, void *iter)</text:span></text:span></text:p>
      <text:p text:style-name="P9"><text:bookmark text:name="c.json_object_iter_key"/><text:span text:style-name="Emphasis"><text:span text:style-name="T39">const char *</text:span></text:span><text:span text:style-name="Emphasis"><text:span text:style-name="Source_20_Text"><text:span text:style-name="T39">json_object_iter_key</text:span></text:span></text:span><text:span text:style-name="Emphasis"><text:span text:style-name="T39">(void *iter)</text:span></text:span></text:p>
      <text:p text:style-name="P9"><text:bookmark text:name="c.json_object_iter_value"/><text:a xlink:type="simple" xlink:href="https://jansson.readthedocs.io/en/2.13/apiref.html#c.json_t" text:style-name="Internet_20_link" text:visited-style-name="Visited_20_Internet_20_Link"><text:span text:style-name="Emphasis"><text:span text:style-name="T39">json_t</text:span></text:span></text:a><text:span text:style-name="Emphasis"><text:span text:style-name="T39"> *</text:span></text:span><text:span text:style-name="Emphasis"><text:span text:style-name="Source_20_Text"><text:span text:style-name="T39">json_object_iter_value</text:span></text:span></text:span><text:span text:style-name="Emphasis"><text:span text:style-name="T39">(void *iter)</text:span></text:span></text:p>
      <text:p text:style-name="P9"><text:bookmark text:name="c.json_object_iter_set"/><text:span text:style-name="Emphasis"><text:span text:style-name="T39">int </text:span></text:span><text:span text:style-name="Emphasis"><text:span text:style-name="Source_20_Text"><text:span text:style-name="T39">json_object_iter_set</text:span></text:span></text:span><text:span text:style-name="Emphasis"><text:span text:style-name="T39">(</text:span></text:span><text:a xlink:type="simple" xlink:href="https://jansson.readthedocs.io/en/2.13/apiref.html#c.json_t" text:style-name="Internet_20_link" text:visited-style-name="Visited_20_Internet_20_Link"><text:span text:style-name="Emphasis"><text:span text:style-name="T39">json_t</text:span></text:span></text:a><text:span text:style-name="Emphasis"><text:span text:style-name="T39"> *object, void *iter, </text:span></text:span><text:a xlink:type="simple" xlink:href="https://jansson.readthedocs.io/en/2.13/apiref.html#c.json_t" text:style-name="Internet_20_link" text:visited-style-name="Visited_20_Internet_20_Link"><text:span text:style-name="Emphasis"><text:span text:style-name="T39">json_t</text:span></text:span></text:a><text:span text:style-name="Emphasis"><text:span text:style-name="T39"> *value)</text:span></text:span></text:p>
      <text:p text:style-name="P9"><text:bookmark text:name="c.json_object_iter_set_new"/><text:soft-page-break/><text:span text:style-name="Emphasis"><text:span text:style-name="T39">int </text:span></text:span><text:span text:style-name="Emphasis"><text:span text:style-name="Source_20_Text"><text:span text:style-name="T39">json_object_iter_set_new</text:span></text:span></text:span><text:span text:style-name="Emphasis"><text:span text:style-name="T39">(</text:span></text:span><text:a xlink:type="simple" xlink:href="https://jansson.readthedocs.io/en/2.13/apiref.html#c.json_t" text:style-name="Internet_20_link" text:visited-style-name="Visited_20_Internet_20_Link"><text:span text:style-name="Emphasis"><text:span text:style-name="T39">json_t</text:span></text:span></text:a><text:span text:style-name="Emphasis"><text:span text:style-name="T39"> *object, void *iter, </text:span></text:span><text:a xlink:type="simple" xlink:href="https://jansson.readthedocs.io/en/2.13/apiref.html#c.json_t" text:style-name="Internet_20_link" text:visited-style-name="Visited_20_Internet_20_Link"><text:span text:style-name="Emphasis"><text:span text:style-name="T39">json_t</text:span></text:span></text:a><text:span text:style-name="Emphasis"><text:span text:style-name="T39"> *value)</text:span></text:span></text:p>
      <text:p text:style-name="P9"><text:bookmark text:name="c.json_object_key_to_iter"/><text:span text:style-name="Emphasis"><text:span text:style-name="T39">void *</text:span></text:span><text:span text:style-name="Emphasis"><text:span text:style-name="Source_20_Text"><text:span text:style-name="T39">json_object_key_to_iter</text:span></text:span></text:span><text:span text:style-name="Emphasis"><text:span text:style-name="T39">(const char *key)</text:span></text:span></text:p>
      <text:p text:style-name="P9"><text:bookmark text:name="c.json_object_seed"/><text:span text:style-name="Emphasis"><text:span text:style-name="T39">void </text:span></text:span><text:span text:style-name="Emphasis"><text:span text:style-name="Source_20_Text"><text:span text:style-name="T39">json_object_seed</text:span></text:span></text:span><text:span text:style-name="Emphasis"><text:span text:style-name="T39">(size_t seed)</text:span></text:span></text:p>
      <text:p text:style-name="P5"><text:span text:style-name="Emphasis"><text:span text:style-name="T39"/></text:span></text:p>
      <text:p text:style-name="P35"><text:span text:style-name="Emphasis"><text:span text:style-name="T39">Seed the hash function used in Jansson’s hashtable implementation. The seed is used to randomize the hash function so that an attacker cannot control its output.</text:span></text:span></text:p>
      <text:p text:style-name="P5"><text:span text:style-name="Emphasis"><text:span text:style-name="T39"/></text:span></text:p>
      <text:p text:style-name="P35"><text:span text:style-name="Emphasis"><text:span text:style-name="T39"><text:s/></text:span></text:span><text:span text:style-name="Emphasis"><text:span text:style-name="T40">Error reporting</text:span></text:span></text:p>
      <text:p text:style-name="P35"><text:span text:style-name="Emphasis"><text:span text:style-name="T39">Jansson uses a single struct type to pass error information to the user.</text:span></text:span></text:p>
      <table:table table:name="Table2" table:style-name="Table2">
        <table:table-column table:style-name="Table2.A" table:number-columns-repeated="2"/>
        <table:table-row>
          <table:table-cell table:style-name="Table2.A1" office:value-type="string">
            <text:p text:style-name="P37"><text:span text:style-name="Source_20_Text"><text:span text:style-name="T39">json_error_unknown</text:span></text:span></text:p>
          </table:table-cell>
          <table:table-cell table:style-name="Table2.A1" office:value-type="string">
            <text:p text:style-name="P26"><text:span text:style-name="T30">Unknown error. This should only be returned for non-errorneous </text:span><text:a xlink:type="simple" xlink:href="https://jansson.readthedocs.io/en/2.13/apiref.html#c.json_error_t" text:style-name="Internet_20_link" text:visited-style-name="Visited_20_Internet_20_Link"><text:span text:style-name="Source_20_Text"><text:span text:style-name="T30">json_error_t</text:span></text:span></text:a><text:span text:style-name="T30"> structures.</text:span></text:p>
          </table:table-cell>
        </table:table-row>
        <table:table-row>
          <table:table-cell table:style-name="Table2.A1" office:value-type="string">
            <text:p text:style-name="P37"><text:span text:style-name="Source_20_Text"><text:span text:style-name="T30">json_error_out_of_memory</text:span></text:span></text:p>
          </table:table-cell>
          <table:table-cell table:style-name="Table2.A1" office:value-type="string">
            <text:p text:style-name="P23">The library couldn’t allocate any heap memory</text:p>
          </table:table-cell>
        </table:table-row>
        <table:table-row>
          <table:table-cell table:style-name="Table2.A1" office:value-type="string">
            <text:p text:style-name="P37"><text:span text:style-name="Source_20_Text"><text:span text:style-name="T30">json_error_stack_overflow</text:span></text:span></text:p>
          </table:table-cell>
          <table:table-cell table:style-name="Table2.A1" office:value-type="string">
            <text:p text:style-name="P23">Nesting too deep</text:p>
          </table:table-cell>
        </table:table-row>
        <table:table-row>
          <table:table-cell table:style-name="Table2.A1" office:value-type="string">
            <text:p text:style-name="P37"><text:span text:style-name="Source_20_Text"><text:span text:style-name="T30">json_error_cannot_open_file</text:span></text:span></text:p>
          </table:table-cell>
          <table:table-cell table:style-name="Table2.A1" office:value-type="string">
            <text:p text:style-name="P23">Couldn’t open input file.</text:p>
          </table:table-cell>
        </table:table-row>
        <table:table-row>
          <table:table-cell table:style-name="Table2.A1" office:value-type="string">
            <text:p text:style-name="P37"><text:span text:style-name="Source_20_Text"><text:span text:style-name="T30">json_error_invalid_argument</text:span></text:span></text:p>
          </table:table-cell>
          <table:table-cell table:style-name="Table2.A1" office:value-type="string">
            <text:p text:style-name="P23">A function argument was invalid</text:p>
          </table:table-cell>
        </table:table-row>
        <table:table-row>
          <table:table-cell table:style-name="Table2.A1" office:value-type="string">
            <text:p text:style-name="P37"><text:span text:style-name="Source_20_Text"><text:span text:style-name="T30">json_error_invalid_utf8</text:span></text:span></text:p>
          </table:table-cell>
          <table:table-cell table:style-name="Table2.A1" office:value-type="string">
            <text:p text:style-name="P23">The input string isn’t valid UTF-8</text:p>
          </table:table-cell>
        </table:table-row>
        <table:table-row>
          <table:table-cell table:style-name="Table2.A1" office:value-type="string">
            <text:p text:style-name="P37"><text:span text:style-name="Source_20_Text"><text:span text:style-name="T30">json_error_premature_end_of_input</text:span></text:span></text:p>
          </table:table-cell>
          <table:table-cell table:style-name="Table2.A1" office:value-type="string">
            <text:p text:style-name="P23">The input ended in the middle of a JSON value</text:p>
          </table:table-cell>
        </table:table-row>
        <table:table-row>
          <table:table-cell table:style-name="Table2.A1" office:value-type="string">
            <text:p text:style-name="P38"><text:span text:style-name="Source_20_Text"><text:span text:style-name="T30">json_error_end_of_input_expected</text:span></text:span></text:p>
          </table:table-cell>
          <table:table-cell table:style-name="Table2.A1" office:value-type="string">
            <text:p text:style-name="P24">There was some text after the end of a JSON value</text:p>
          </table:table-cell>
        </table:table-row>
        <table:table-row>
          <table:table-cell table:style-name="Table2.A1" office:value-type="string">
            <text:p text:style-name="P38"><text:span text:style-name="Source_20_Text"><text:span text:style-name="T30">json_error_invalid_syntax</text:span></text:span></text:p>
          </table:table-cell>
          <table:table-cell table:style-name="Table2.A1" office:value-type="string">
            <text:p text:style-name="P24">JSON syntax error</text:p>
          </table:table-cell>
        </table:table-row>
        <table:table-row>
          <table:table-cell table:style-name="Table2.A1" office:value-type="string">
            <text:p text:style-name="P38"><text:span text:style-name="Source_20_Text"><text:span text:style-name="T30">json_error_invalid_format</text:span></text:span></text:p>
          </table:table-cell>
          <table:table-cell table:style-name="Table2.A1" office:value-type="string">
            <text:p text:style-name="P24">Invalid format string for packing or unpacking</text:p>
          </table:table-cell>
        </table:table-row>
        <table:table-row>
          <table:table-cell table:style-name="Table2.A1" office:value-type="string">
            <text:p text:style-name="P38"><text:span text:style-name="Source_20_Text"><text:span text:style-name="T30">json_error_wrong_type</text:span></text:span></text:p>
          </table:table-cell>
          <table:table-cell table:style-name="Table2.A1" office:value-type="string">
            <text:p text:style-name="P24">When packing or unpacking, the actual type of a value differed from the one specified in the format string</text:p>
          </table:table-cell>
        </table:table-row>
        <table:table-row>
          <table:table-cell table:style-name="Table2.A1" office:value-type="string">
            <text:p text:style-name="P38"><text:span text:style-name="Source_20_Text"><text:span text:style-name="T30">json_error_index_out_of_range</text:span></text:span></text:p>
          </table:table-cell>
          <table:table-cell table:style-name="Table2.A1" office:value-type="string">
            <text:p text:style-name="P24">Array index is out of range</text:p>
          </table:table-cell>
        </table:table-row>
        <table:table-row>
          <table:table-cell table:style-name="Table2.A1" office:value-type="string">
            <text:p text:style-name="P38"><text:span text:style-name="Source_20_Text"><text:span text:style-name="T30">json_error_item_not_found</text:span></text:span></text:p>
          </table:table-cell>
          <table:table-cell table:style-name="Table2.A1" office:value-type="string">
            <text:p text:style-name="P24">Key in object not found.</text:p>
          </table:table-cell>
        </table:table-row>
        <table:table-row>
          <table:table-cell table:style-name="Table2.A1" office:value-type="string">
            <text:p text:style-name="P38"><text:span text:style-name="Source_20_Text"><text:span text:style-name="T30">json_error_numeric_overflow</text:span></text:span></text:p>
          </table:table-cell>
          <table:table-cell table:style-name="Table2.A1" office:value-type="string">
            <text:p text:style-name="P24">When converting a JSON number to a C numeric type, a numeric overflow was detected</text:p>
          </table:table-cell>
        </table:table-row>
        <table:table-row>
          <table:table-cell table:style-name="Table2.A1" office:value-type="string">
            <text:p text:style-name="P38"><text:span text:style-name="Source_20_Text"><text:span text:style-name="T30">json_error_duplicate_key</text:span></text:span></text:p>
          </table:table-cell>
          <table:table-cell table:style-name="Table2.A1" office:value-type="string">
            <text:p text:style-name="P24">Duplicate key in object</text:p>
          </table:table-cell>
        </table:table-row>
        <text:soft-page-break/>
        <table:table-row>
          <table:table-cell table:style-name="Table2.A1" office:value-type="string">
            <text:p text:style-name="P38"><text:span text:style-name="Source_20_Text"><text:span text:style-name="T30">json_error_null_byte_in_key</text:span></text:span></text:p>
          </table:table-cell>
          <table:table-cell table:style-name="Table2.A1" office:value-type="string">
            <text:p text:style-name="P24">An object key would contain a null byte. Jansson can’t represent such keys</text:p>
          </table:table-cell>
        </table:table-row>
        <table:table-row>
          <table:table-cell table:style-name="Table2.A1" office:value-type="string">
            <text:p text:style-name="P38"><text:span text:style-name="Source_20_Text"><text:span text:style-name="T30">json_error_null_value</text:span></text:span></text:p>
          </table:table-cell>
          <table:table-cell table:style-name="Table2.A1" office:value-type="string">
            <text:p text:style-name="P21"><text:span text:style-name="T30">When packing or unpacking, some key or value was </text:span><text:span text:style-name="Source_20_Text"><text:span text:style-name="T30">NULL</text:span></text:span></text:p>
          </table:table-cell>
        </table:table-row>
        <table:table-row>
          <table:table-cell table:style-name="Table2.A1" office:value-type="string">
            <text:p text:style-name="P38"><text:span text:style-name="Source_20_Text"><text:span text:style-name="T30">json_error_null_character</text:span></text:span></text:p>
          </table:table-cell>
          <table:table-cell table:style-name="Table2.A1" office:value-type="string">
            <text:p text:style-name="P24">A null character was detected in a JSON string</text:p>
          </table:table-cell>
        </table:table-row>
      </table:table>
      <text:p text:style-name="P22"/>
      <text:h text:style-name="P2" text:outline-level="2">Building Values</text:h>
      <text:p text:style-name="Quotations"><text:span text:style-name="T41">It </text:span><text:span text:style-name="T30">help to create, or </text:span><text:span text:style-name="Emphasis"><text:span text:style-name="T30">pack</text:span></text:span><text:span text:style-name="T30">, complex JSON values, especially nested objects and arrays. Value building is based on a </text:span><text:span text:style-name="Emphasis"><text:span text:style-name="T30">format string</text:span></text:span><text:span text:style-name="T30"> that is used to tell the functions about the expected arguments.</text:span></text:p>
      <text:h text:style-name="P2" text:outline-level="2">Parsing and Validating Values</text:h>
      <table:table table:name="Table1" table:style-name="Table1">
        <table:table-column table:style-name="Table1.A" table:number-columns-repeated="2"/>
        <table:table-row>
          <table:table-cell table:style-name="Table1.A1" office:value-type="string">
            <text:p text:style-name="P11"><text:span text:style-name="Source_20_Text"><text:span text:style-name="T30">s</text:span></text:span><text:span text:style-name="T30"> (string) [const char *]</text:span></text:p>
          </table:table-cell>
          <table:table-cell table:style-name="Table1.B1" office:value-type="string">
            <text:p text:style-name="P30">Convert a JSON string to a pointer to a null terminated UTF-8 string.</text:p>
          </table:table-cell>
        </table:table-row>
        <table:table-row>
          <table:table-cell table:style-name="Table1.A2" office:value-type="string">
            <text:p text:style-name="Table_20_Contents"><text:span text:style-name="Source_20_Text"><text:span text:style-name="T30">s%</text:span></text:span><text:span text:style-name="T30"> (string) [const char *, size_t *]</text:span></text:p>
          </table:table-cell>
          <table:table-cell table:style-name="Table1.B2" office:value-type="string">
            <text:p text:style-name="P39">Convert a JSON string to a pointer to a null terminated UTF-8 string and its length.</text:p>
          </table:table-cell>
        </table:table-row>
        <table:table-row>
          <table:table-cell table:style-name="Table1.A2" office:value-type="string">
            <text:p text:style-name="Table_20_Contents"><text:span text:style-name="Source_20_Text"><text:span text:style-name="T30">b</text:span></text:span><text:span text:style-name="T30"> (boolean) [int]</text:span></text:p>
          </table:table-cell>
          <table:table-cell table:style-name="Table1.B2" office:value-type="string">
            <text:p text:style-name="Table_20_Contents"><text:span text:style-name="T30">Convert a JSON boolean value to a C </text:span><text:span text:style-name="Source_20_Text"><text:span text:style-name="T30">int</text:span></text:span><text:span text:style-name="T30">, so that </text:span><text:span text:style-name="Source_20_Text"><text:span text:style-name="T30">true</text:span></text:span><text:span text:style-name="T30"> is converted to 1 and </text:span><text:span text:style-name="Source_20_Text"><text:span text:style-name="T30">false</text:span></text:span><text:span text:style-name="T30"> to 0.</text:span></text:p>
          </table:table-cell>
        </table:table-row>
        <table:table-row>
          <table:table-cell table:style-name="Table1.A2" office:value-type="string">
            <text:p text:style-name="Table_20_Contents"><text:span text:style-name="Source_20_Text"><text:span text:style-name="T30">i</text:span></text:span><text:span text:style-name="T30"> (integer) [int]</text:span></text:p>
          </table:table-cell>
          <table:table-cell table:style-name="Table1.B2" office:value-type="string">
            <text:p text:style-name="Table_20_Contents"><text:span text:style-name="T30">Convert a JSON integer to C </text:span><text:span text:style-name="Source_20_Text"><text:span text:style-name="T30">int</text:span></text:span><text:span text:style-name="T30">.</text:span></text:p>
          </table:table-cell>
        </table:table-row>
        <table:table-row>
          <table:table-cell table:style-name="Table1.A2" office:value-type="string">
            <text:p text:style-name="Table_20_Contents"><text:span text:style-name="Source_20_Text"><text:span text:style-name="T30">I</text:span></text:span><text:span text:style-name="T30"> (integer) [json_int_t]</text:span></text:p>
          </table:table-cell>
          <table:table-cell table:style-name="Table1.B2" office:value-type="string">
            <text:p text:style-name="Table_20_Contents"><text:span text:style-name="T30">Convert a JSON integer to C </text:span><text:a xlink:type="simple" xlink:href="https://jansson.readthedocs.io/en/2.13/apiref.html#c.json_int_t" text:style-name="Internet_20_link" text:visited-style-name="Visited_20_Internet_20_Link"><text:span text:style-name="Source_20_Text"><text:span text:style-name="T30">json_int_t</text:span></text:span></text:a><text:span text:style-name="T30">.</text:span></text:p>
          </table:table-cell>
        </table:table-row>
        <table:table-row>
          <table:table-cell table:style-name="Table1.A2" office:value-type="string">
            <text:p text:style-name="Table_20_Contents"><text:span text:style-name="Source_20_Text"><text:span text:style-name="T30">f</text:span></text:span><text:span text:style-name="T30"> (real) [double]</text:span></text:p>
          </table:table-cell>
          <table:table-cell table:style-name="Table1.B2" office:value-type="string">
            <text:p text:style-name="Table_20_Contents"><text:span text:style-name="T30">Convert a JSON real to C </text:span><text:span text:style-name="Source_20_Text"><text:span text:style-name="T30">double</text:span></text:span><text:span text:style-name="T30">.</text:span></text:p>
          </table:table-cell>
        </table:table-row>
        <table:table-row>
          <table:table-cell table:style-name="Table1.A2" office:value-type="string">
            <text:p text:style-name="Table_20_Contents"><text:span text:style-name="Source_20_Text"><text:span text:style-name="T30">F</text:span></text:span><text:span text:style-name="T30"> (integer or real) [double]</text:span></text:p>
          </table:table-cell>
          <table:table-cell table:style-name="Table1.B2" office:value-type="string">
            <text:p text:style-name="Table_20_Contents"><text:span text:style-name="T30">Cvt a JSON </text:span><text:span text:style-name="T42">num</text:span><text:span text:style-name="T30">(integer or real) to C </text:span><text:span text:style-name="Source_20_Text"><text:span text:style-name="T30">double</text:span></text:span></text:p>
          </table:table-cell>
        </table:table-row>
        <table:table-row>
          <table:table-cell table:style-name="Table1.A2" office:value-type="string">
            <text:p text:style-name="Table_20_Contents"><text:span text:style-name="Source_20_Text"><text:span text:style-name="T30">o</text:span></text:span><text:span text:style-name="T30"> (any value) [json_t *]</text:span></text:p>
          </table:table-cell>
          <table:table-cell table:style-name="Table1.B2" office:value-type="string">
            <text:p text:style-name="Table_20_Contents"><text:span text:style-name="T30">Store a JSON value with no conversion to a </text:span><text:a xlink:type="simple" xlink:href="https://jansson.readthedocs.io/en/2.13/apiref.html#c.json_t" text:style-name="Internet_20_link" text:visited-style-name="Visited_20_Internet_20_Link"><text:span text:style-name="Source_20_Text"><text:span text:style-name="T30">json_t</text:span></text:span></text:a><text:span text:style-name="T30"> pointer.</text:span></text:p>
          </table:table-cell>
        </table:table-row>
        <table:table-row>
          <table:table-cell table:style-name="Table1.A2" office:value-type="string">
            <text:p text:style-name="Table_20_Contents"><text:span text:style-name="Source_20_Text"><text:span text:style-name="T30">O</text:span></text:span><text:span text:style-name="T30"> (any value) [json_t *]</text:span></text:p>
          </table:table-cell>
          <table:table-cell table:style-name="Table1.B2" office:value-type="string">
            <text:p text:style-name="P30">he JSON value’s reference count is incremented. Storage pointers should be initialized NULL before using unpack. The caller is responsible for releasing all references incremented by unpack, even when an error occurs</text:p>
          </table:table-cell>
        </table:table-row>
        <table:table-row>
          <table:table-cell table:style-name="Table1.A2" office:value-type="string">
            <text:p text:style-name="Table_20_Contents"><text:span text:style-name="Source_20_Text"><text:span text:style-name="T43">[</text:span></text:span><text:span text:style-name="Source_20_Text"><text:span text:style-name="T30">fmt</text:span></text:span><text:span text:style-name="Source_20_Text"><text:span text:style-name="T43">]</text:span></text:span><text:span text:style-name="T30"> (object)</text:span></text:p>
          </table:table-cell>
          <table:table-cell table:style-name="Table1.B2" office:value-type="string">
            <text:p text:style-name="Table_20_Contents"><text:span text:style-name="T30">Convert each item in the JSON array according to the inner format string. </text:span><text:span text:style-name="Source_20_Text"><text:span text:style-name="T30">fmt</text:span></text:span><text:span text:style-name="T30"> may contain objects and arrays, i.e. recursive value extraction is supported.</text:span></text:p>
          </table:table-cell>
        </table:table-row>
        <table:table-row>
          <table:table-cell table:style-name="Table1.A2" office:value-type="string">
            <text:p text:style-name="Table_20_Contents"><text:span text:style-name="Source_20_Text"><text:span text:style-name="T30">{fmt}</text:span></text:span><text:span text:style-name="T30"> (object)</text:span></text:p>
          </table:table-cell>
          <table:table-cell table:style-name="Table1.B2" office:value-type="string">
            <text:p text:style-name="Table_20_Contents"><text:span text:style-name="T30">Convert each item in the JSON object according to the inner format string </text:span><text:span text:style-name="Source_20_Text"><text:span text:style-name="T30">fmt</text:span></text:span></text:p>
          </table:table-cell>
        </table:table-row>
        <table:table-row>
          <table:table-cell table:style-name="Table1.A2" office:value-type="string">
            <text:p text:style-name="Table_20_Contents"><text:span text:style-name="Source_20_Text"><text:span text:style-name="T30">!</text:span></text:span></text:p>
          </table:table-cell>
          <table:table-cell table:style-name="Table1.B2" office:value-type="string">
            <text:p text:style-name="P30">This special format specifier is used to enable the check that all object and array items are <text:soft-page-break/>accessed, on a per-value basis. </text:p>
          </table:table-cell>
        </table:table-row>
        <table:table-row>
          <table:table-cell table:style-name="Table1.A2" office:value-type="string">
            <text:p text:style-name="Table_20_Contents"><text:span text:style-name="Source_20_Text"><text:span text:style-name="T30">*</text:span></text:span></text:p>
          </table:table-cell>
          <table:table-cell table:style-name="Table1.B2" office:value-type="string">
            <text:p text:style-name="P31">This special format specifier is used to <text:span text:style-name="T10">dis</text:span>able the check that all object and array items are accessed, on a per-value basis.</text:p>
          </table:table-cell>
        </table:table-row>
      </table:table>
      <text:p text:style-name="P27"><text:s/></text:p>
      <text:p text:style-name="P12"><text:bookmark text:name="c.json_unpack"/><text:span text:style-name="T30">int </text:span><text:span text:style-name="Source_20_Text"><text:span text:style-name="T30">json_unpack</text:span></text:span><text:span text:style-name="T30">(</text:span><text:a xlink:type="simple" xlink:href="https://jansson.readthedocs.io/en/2.13/apiref.html#c.json_t" text:style-name="Internet_20_link" text:visited-style-name="Visited_20_Internet_20_Link"><text:span text:style-name="T30">json_t</text:span></text:a><text:span text:style-name="T30"> </text:span><text:span text:style-name="Emphasis"><text:span text:style-name="T30">*root</text:span></text:span><text:span text:style-name="T30">, const char </text:span><text:span text:style-name="Emphasis"><text:span text:style-name="T30">*fmt</text:span></text:span><text:span text:style-name="T30">, ...)</text:span></text:p>
      <text:p text:style-name="P8"/>
      <text:p text:style-name="P40"><text:span text:style-name="T30">Validate and unpack the JSON value </text:span><text:span text:style-name="Emphasis"><text:span text:style-name="T30">root</text:span></text:span><text:span text:style-name="T30"> according to the format string </text:span><text:span text:style-name="Emphasis"><text:span text:style-name="T30">fmt</text:span></text:span><text:span text:style-name="T30">. Returns 0 on success and -1 on failure.</text:span></text:p>
      <text:p text:style-name="P12"><text:bookmark text:name="c.json_vunpack_ex"/><text:span text:style-name="T30">int </text:span><text:span text:style-name="Source_20_Text"><text:span text:style-name="T30">json_vunpack_ex</text:span></text:span><text:span text:style-name="T30">(</text:span><text:a xlink:type="simple" xlink:href="https://jansson.readthedocs.io/en/2.13/apiref.html#c.json_t" text:style-name="Internet_20_link" text:visited-style-name="Visited_20_Internet_20_Link"><text:span text:style-name="T30">json_t</text:span></text:a><text:span text:style-name="T30"> </text:span><text:span text:style-name="Emphasis"><text:span text:style-name="T30">*root</text:span></text:span><text:span text:style-name="T30">, </text:span><text:a xlink:type="simple" xlink:href="https://jansson.readthedocs.io/en/2.13/apiref.html#c.json_error_t" text:style-name="Internet_20_link" text:visited-style-name="Visited_20_Internet_20_Link"><text:span text:style-name="T30">json_error_t</text:span></text:a><text:span text:style-name="T30"> </text:span><text:span text:style-name="Emphasis"><text:span text:style-name="T30">*error</text:span></text:span><text:span text:style-name="T30">, size_t </text:span><text:span text:style-name="Emphasis"><text:span text:style-name="T30">flags</text:span></text:span><text:span text:style-name="T30">, const char </text:span><text:span text:style-name="Emphasis"><text:span text:style-name="T30">*fmt</text:span></text:span><text:span text:style-name="T30">, va_list </text:span><text:span text:style-name="Emphasis"><text:span text:style-name="T30">ap</text:span></text:span><text:span text:style-name="T30">)</text:span></text:p>
      <text:p text:style-name="P8"/>
      <text:p text:style-name="P40"><text:span text:style-name="T30">Validate and unpack the JSON value </text:span><text:span text:style-name="Emphasis"><text:span text:style-name="T30">root</text:span></text:span><text:span text:style-name="T30"> according to the format string </text:span><text:span text:style-name="Emphasis"><text:span text:style-name="T30">fmt</text:span></text:span><text:span text:style-name="T30">. If an error occurs and </text:span><text:span text:style-name="Emphasis"><text:span text:style-name="T30">error</text:span></text:span><text:span text:style-name="T30"> is not </text:span><text:span text:style-name="Emphasis"><text:span text:style-name="T30">NULL</text:span></text:span><text:span text:style-name="T30">, write error information to </text:span><text:span text:style-name="Emphasis"><text:span text:style-name="T30">error</text:span></text:span><text:span text:style-name="T30">. </text:span><text:span text:style-name="Emphasis"><text:span text:style-name="T30">flags</text:span></text:span><text:span text:style-name="T30"> can be used to control the behaviour of the unpacker, see below for the flags.</text:span></text:p>
      <text:h text:style-name="P3" text:outline-level="2">Encoding</text:h>
      <text:p text:style-name="P41">the functions that can be used to encode values to JSON.</text:p>
      <text:p text:style-name="P40"><text:span text:style-name="Source_20_Text"><text:span text:style-name="T30">JSON_INDENT(n)</text:span></text:span></text:p>
      <text:p text:style-name="P40"><text:span text:style-name="Source_20_Text"><text:span text:style-name="T30">Pretty-print the result, using newlines between array and object items, and indenting with </text:span></text:span><text:span text:style-name="Source_20_Text"><text:span text:style-name="Emphasis"><text:span text:style-name="T30">n</text:span></text:span></text:span><text:span text:style-name="Source_20_Text"><text:span text:style-name="T30"> spaces. The valid range for </text:span></text:span><text:span text:style-name="Source_20_Text"><text:span text:style-name="Emphasis"><text:span text:style-name="T30">n</text:span></text:span></text:span><text:span text:style-name="Source_20_Text"><text:span text:style-name="T30"> is between 0 and 31.</text:span></text:span></text:p>
      <text:p text:style-name="P12"><text:span text:style-name="Source_20_Text"><text:span text:style-name="T30">JSON_COMPACT </text:span></text:span></text:p>
      <text:p text:style-name="P6"><text:span text:style-name="T30">This flag enables a compact representation, i.e. sets the separator between array and object items to </text:span><text:span text:style-name="Source_20_Text"><text:span text:style-name="T30">","</text:span></text:span><text:span text:style-name="T30"> and between object keys and values to </text:span><text:span text:style-name="Source_20_Text"><text:span text:style-name="T30">":"</text:span></text:span></text:p>
      <text:p text:style-name="P13"><text:span text:style-name="Source_20_Text"><text:span text:style-name="T30"/></text:span></text:p>
      <text:p text:style-name="P13"><text:span text:style-name="Source_20_Text"><text:span text:style-name="T30">JSON_ENSURE_ASCII </text:span></text:span></text:p>
      <text:p text:style-name="P7">If this flag is used, the output is guaranteed to consist only of ASCII characters. </text:p>
      <text:p text:style-name="P13"><text:span text:style-name="Source_20_Text"><text:span text:style-name="T30"/></text:span></text:p>
      <text:p text:style-name="P13"><text:span text:style-name="Source_20_Text"><text:span text:style-name="T30">JSON_SORT_KEYS </text:span></text:span></text:p>
      <text:p text:style-name="P7">If this flag is used, all the objects in output are sorted by key.</text:p>
      <text:p text:style-name="P6"><text:span text:style-name="Source_20_Text"><text:span text:style-name="T30"/></text:span></text:p>
      <text:p text:style-name="P6"><text:span text:style-name="Source_20_Text"><text:span text:style-name="T30">JSON_PRESERVE_ORDER</text:span></text:span></text:p>
      <text:p text:style-name="P6"><text:span text:style-name="Source_20_Text"><text:span text:style-name="T30">If this flag is used, object keys in the output are sorted into the same order in which they were first inserted to the object.</text:span></text:span></text:p>
      <text:p text:style-name="P6"><text:span text:style-name="Source_20_Text"><text:span text:style-name="T30"/></text:span></text:p>
      <text:p text:style-name="P6"><text:span text:style-name="Source_20_Text"><text:span text:style-name="T30"/></text:span></text:p>
      <text:p text:style-name="P6"><text:span text:style-name="Source_20_Text"><text:span text:style-name="T30"/></text:span></text:p>
      <text:p text:style-name="P6"><text:span text:style-name="Source_20_Text"><text:span text:style-name="T30"/></text:span></text:p>
      <text:p text:style-name="P6"><text:span text:style-name="Source_20_Text"><text:span text:style-name="T30">JSON_ENCODE_ANY</text:span></text:span></text:p>
      <text:p text:style-name="P42"><text:span text:style-name="Source_20_Text"><text:span text:style-name="T30">Specifying this flag makes it possible to encode any JSON value on its own. Without it, only objects and arrays can be passed as the </text:span></text:span><text:span text:style-name="Source_20_Text"><text:span text:style-name="Emphasis"><text:span text:style-name="T30">json</text:span></text:span></text:span><text:span text:style-name="Source_20_Text"><text:span text:style-name="T30"> value to the encoding functions.</text:span></text:span></text:p>
      <text:p text:style-name="P42"><text:span text:style-name="Source_20_Text"><text:span text:style-name="T30">JSON_ESCAPE_SLASH</text:span></text:span></text:p>
      <text:p text:style-name="P42"><text:span text:style-name="Source_20_Text"><text:span text:style-name="T30">Escape the / characters in strings with \/.</text:span></text:span></text:p>
      <text:p text:style-name="P14"><text:span text:style-name="Source_20_Text"><text:span text:style-name="T30">JSON_REAL_PRECISION(n) </text:span></text:span></text:p>
      <text:p text:style-name="P14"><text:soft-page-break/><text:span text:style-name="T30">Output all real numbers with at most </text:span><text:span text:style-name="Emphasis"><text:span text:style-name="T30">n</text:span></text:span><text:span text:style-name="T30"> digits of precision. The valid range for </text:span><text:span text:style-name="Emphasis"><text:span text:style-name="T30">n</text:span></text:span><text:span text:style-name="T30"> is between 0 and 31 </text:span></text:p>
      <text:p text:style-name="P42"><text:span text:style-name="Source_20_Text"><text:span text:style-name="T30">char *json_dumps(const </text:span></text:span><text:a xlink:type="simple" xlink:href="https://jansson.readthedocs.io/en/2.13/apiref.html#c.json_t" text:style-name="Internet_20_link" text:visited-style-name="Visited_20_Internet_20_Link"><text:span text:style-name="Source_20_Text"><text:span text:style-name="T30">json_t</text:span></text:span></text:a><text:span text:style-name="Source_20_Text"><text:span text:style-name="T30"> </text:span></text:span><text:span text:style-name="Source_20_Text"><text:span text:style-name="Emphasis"><text:span text:style-name="T30">*json</text:span></text:span></text:span><text:span text:style-name="Source_20_Text"><text:span text:style-name="T30">, size_t </text:span></text:span><text:span text:style-name="Source_20_Text"><text:span text:style-name="Emphasis"><text:span text:style-name="T30">flags</text:span></text:span></text:span><text:span text:style-name="Source_20_Text"><text:span text:style-name="T30">)</text:span></text:span></text:p>
      <text:p text:style-name="P42"><text:span text:style-name="Source_20_Text"><text:span text:style-name="T30">Returns the JSON representation of </text:span></text:span><text:span text:style-name="Source_20_Text"><text:span text:style-name="Emphasis"><text:span text:style-name="T30">json</text:span></text:span></text:span><text:span text:style-name="Source_20_Text"><text:span text:style-name="T30"> as a string, or </text:span></text:span><text:span text:style-name="Source_20_Text"><text:span text:style-name="Emphasis"><text:span text:style-name="T30">NULL</text:span></text:span></text:span><text:span text:style-name="Source_20_Text"><text:span text:style-name="T30"> on error.</text:span></text:span></text:p>
      <text:p text:style-name="P13"><text:bookmark text:name="c.json_dumpb"/><text:span text:style-name="Source_20_Text"><text:span text:style-name="T30">size_t json_dumpb(const </text:span></text:span><text:a xlink:type="simple" xlink:href="https://jansson.readthedocs.io/en/2.13/apiref.html#c.json_t" text:style-name="Internet_20_link" text:visited-style-name="Visited_20_Internet_20_Link"><text:span text:style-name="Source_20_Text"><text:span text:style-name="T30">json_t</text:span></text:span></text:a><text:span text:style-name="Source_20_Text"><text:span text:style-name="T30"> </text:span></text:span><text:span text:style-name="Source_20_Text"><text:span text:style-name="Emphasis"><text:span text:style-name="T30">*json</text:span></text:span></text:span><text:span text:style-name="Source_20_Text"><text:span text:style-name="T30">, char </text:span></text:span><text:span text:style-name="Source_20_Text"><text:span text:style-name="Emphasis"><text:span text:style-name="T30">*buffer</text:span></text:span></text:span><text:span text:style-name="Source_20_Text"><text:span text:style-name="T30">, size_t </text:span></text:span><text:span text:style-name="Source_20_Text"><text:span text:style-name="Emphasis"><text:span text:style-name="T30">size</text:span></text:span></text:span><text:span text:style-name="Source_20_Text"><text:span text:style-name="T30">, size_t </text:span></text:span><text:span text:style-name="Source_20_Text"><text:span text:style-name="Emphasis"><text:span text:style-name="T30">flags</text:span></text:span></text:span><text:span text:style-name="Source_20_Text"><text:span text:style-name="T30">)</text:span></text:span></text:p>
      <text:p text:style-name="P42"><text:span text:style-name="Source_20_Text"><text:span text:style-name="T30">Writes the JSON representation of </text:span></text:span><text:span text:style-name="Source_20_Text"><text:span text:style-name="Emphasis"><text:span text:style-name="T30">json</text:span></text:span></text:span><text:span text:style-name="Source_20_Text"><text:span text:style-name="T30"> to the </text:span></text:span><text:span text:style-name="Source_20_Text"><text:span text:style-name="Emphasis"><text:span text:style-name="T30">buffer</text:span></text:span></text:span><text:span text:style-name="Source_20_Text"><text:span text:style-name="T30"> of </text:span></text:span><text:span text:style-name="Source_20_Text"><text:span text:style-name="Emphasis"><text:span text:style-name="T30">size</text:span></text:span></text:span><text:span text:style-name="Source_20_Text"><text:span text:style-name="T30"> bytes. Returns the number of bytes that would be written or 0 on error</text:span></text:span></text:p>
      <text:p text:style-name="P42"><text:span text:style-name="Source_20_Text"><text:span text:style-name="T30">int json_dumpf(const </text:span></text:span><text:a xlink:type="simple" xlink:href="https://jansson.readthedocs.io/en/2.13/apiref.html#c.json_t" text:style-name="Internet_20_link" text:visited-style-name="Visited_20_Internet_20_Link"><text:span text:style-name="Source_20_Text"><text:span text:style-name="T30">json_t</text:span></text:span></text:a><text:span text:style-name="Source_20_Text"><text:span text:style-name="T30"> </text:span></text:span><text:span text:style-name="Source_20_Text"><text:span text:style-name="Emphasis"><text:span text:style-name="T30">*json</text:span></text:span></text:span><text:span text:style-name="Source_20_Text"><text:span text:style-name="T30">, FILE </text:span></text:span><text:span text:style-name="Source_20_Text"><text:span text:style-name="Emphasis"><text:span text:style-name="T30">*output</text:span></text:span></text:span><text:span text:style-name="Source_20_Text"><text:span text:style-name="T30">, size_t </text:span></text:span><text:span text:style-name="Source_20_Text"><text:span text:style-name="Emphasis"><text:span text:style-name="T30">flags</text:span></text:span></text:span><text:span text:style-name="Source_20_Text"><text:span text:style-name="T30">)</text:span></text:span></text:p>
      <text:p text:style-name="P6"><text:span text:style-name="Source_20_Text"><text:span text:style-name="T30">Write the JSON representation of </text:span></text:span><text:span text:style-name="Source_20_Text"><text:span text:style-name="Emphasis"><text:span text:style-name="T30">json</text:span></text:span></text:span><text:span text:style-name="Source_20_Text"><text:span text:style-name="T30"> to the stream </text:span></text:span><text:span text:style-name="Source_20_Text"><text:span text:style-name="Emphasis"><text:span text:style-name="T30">output</text:span></text:span></text:span></text:p>
      <text:p text:style-name="P6"><text:span text:style-name="Source_20_Text"><text:span text:style-name="T30"/></text:span></text:p>
      <text:p text:style-name="P6"><text:span text:style-name="Source_20_Text"><text:span text:style-name="T30">int json_dump_callback(const </text:span></text:span><text:a xlink:type="simple" xlink:href="https://jansson.readthedocs.io/en/2.13/apiref.html#c.json_t" text:style-name="Internet_20_link" text:visited-style-name="Visited_20_Internet_20_Link"><text:span text:style-name="Source_20_Text"><text:span text:style-name="T30">json_t</text:span></text:span></text:a><text:span text:style-name="Source_20_Text"><text:span text:style-name="T30"> </text:span></text:span><text:span text:style-name="Source_20_Text"><text:span text:style-name="Emphasis"><text:span text:style-name="T30">*json</text:span></text:span></text:span><text:span text:style-name="Source_20_Text"><text:span text:style-name="T30">, </text:span></text:span><text:a xlink:type="simple" xlink:href="https://jansson.readthedocs.io/en/2.13/apiref.html#c.json_dump_callback_t" text:style-name="Internet_20_link" text:visited-style-name="Visited_20_Internet_20_Link"><text:span text:style-name="Source_20_Text"><text:span text:style-name="T30">json_dump_callback_t</text:span></text:span></text:a><text:span text:style-name="Source_20_Text"><text:span text:style-name="T30"> </text:span></text:span><text:span text:style-name="Source_20_Text"><text:span text:style-name="Emphasis"><text:span text:style-name="T30">callback</text:span></text:span></text:span><text:span text:style-name="Source_20_Text"><text:span text:style-name="T30">, void</text:span></text:span><text:span text:style-name="Source_20_Text"><text:span text:style-name="Emphasis"><text:span text:style-name="T30">*data</text:span></text:span></text:span><text:span text:style-name="Source_20_Text"><text:span text:style-name="T30">, size_t </text:span></text:span><text:span text:style-name="Source_20_Text"><text:span text:style-name="Emphasis"><text:span text:style-name="T30">flags</text:span></text:span></text:span><text:span text:style-name="Source_20_Text"><text:span text:style-name="T30">)</text:span></text:span></text:p>
      <text:p text:style-name="P6"><text:span text:style-name="Source_20_Text"><text:span text:style-name="T30">Call </text:span></text:span><text:span text:style-name="Source_20_Text"><text:span text:style-name="Emphasis"><text:span text:style-name="T30">callback</text:span></text:span></text:span><text:span text:style-name="Source_20_Text"><text:span text:style-name="T30"> repeatedly, passing a chunk of the JSON representation of </text:span></text:span><text:span text:style-name="Source_20_Text"><text:span text:style-name="Emphasis"><text:span text:style-name="T30">json</text:span></text:span></text:span><text:span text:style-name="Source_20_Text"><text:span text:style-name="T30"> each time</text:span></text:span></text:p>
      <text:h text:style-name="P2" text:outline-level="2">Equality</text:h>
      <text:p text:style-name="List_20_Heading"><text:bookmark text:name="c.json_equal"/><text:span text:style-name="T30">int </text:span><text:span text:style-name="Source_20_Text"><text:span text:style-name="T30">json_equal</text:span></text:span><text:span text:style-name="T30">(</text:span><text:a xlink:type="simple" xlink:href="https://jansson.readthedocs.io/en/2.13/apiref.html#c.json_t" text:style-name="Internet_20_link" text:visited-style-name="Visited_20_Internet_20_Link"><text:span text:style-name="T30">json_t</text:span></text:a><text:span text:style-name="T30"> </text:span><text:span text:style-name="Emphasis"><text:span text:style-name="T30">*value1</text:span></text:span><text:span text:style-name="T30">, </text:span><text:a xlink:type="simple" xlink:href="https://jansson.readthedocs.io/en/2.13/apiref.html#c.json_t" text:style-name="Internet_20_link" text:visited-style-name="Visited_20_Internet_20_Link"><text:span text:style-name="T30">json_t</text:span></text:a><text:span text:style-name="T30"> </text:span><text:span text:style-name="Emphasis"><text:span text:style-name="T30">*value2</text:span></text:span><text:span text:style-name="T30">)</text:span></text:p>
      <text:p text:style-name="P20"><text:span text:style-name="T30">Returns 1 if </text:span><text:span text:style-name="Emphasis"><text:span text:style-name="T30">value1</text:span></text:span><text:span text:style-name="T30"> and </text:span><text:span text:style-name="Emphasis"><text:span text:style-name="T30">value2</text:span></text:span><text:span text:style-name="T30"> are equal</text:span></text:p>
      <text:p text:style-name="P25"><text:span text:style-name="Emphasis"><text:span text:style-name="T34">Copying</text:span></text:span></text:p>
      <text:p text:style-name="P36"><text:span text:style-name="Emphasis"><text:span text:style-name="T39">Jansson supports two kinds of copying: shallow and deep. </text:span></text:span></text:p>
      <text:p text:style-name="P36"><text:span text:style-name="Emphasis"><text:span text:style-name="T39">Shallow copying only copies the first level value (array or object) and uses the same child values in the copied value. </text:span></text:span></text:p>
      <text:p text:style-name="P10"><text:bookmark text:name="c.json_copy"/><text:a xlink:type="simple" xlink:href="https://jansson.readthedocs.io/en/2.13/apiref.html#c.json_t" text:style-name="Internet_20_link" text:visited-style-name="Visited_20_Internet_20_Link"><text:span text:style-name="Emphasis"><text:span text:style-name="T39">json_t</text:span></text:span></text:a><text:span text:style-name="Emphasis"><text:span text:style-name="T39"> *</text:span></text:span><text:span text:style-name="Emphasis"><text:span text:style-name="Source_20_Text"><text:span text:style-name="T39">json_copy</text:span></text:span></text:span><text:span text:style-name="Emphasis"><text:span text:style-name="T39">(</text:span></text:span><text:a xlink:type="simple" xlink:href="https://jansson.readthedocs.io/en/2.13/apiref.html#c.json_t" text:style-name="Internet_20_link" text:visited-style-name="Visited_20_Internet_20_Link"><text:span text:style-name="Emphasis"><text:span text:style-name="T39">json_t</text:span></text:span></text:a><text:span text:style-name="Emphasis"><text:span text:style-name="T39"> *value)</text:span></text:span></text:p>
      <text:p text:style-name="P36"><text:span text:style-name="Emphasis"><text:span text:style-name="T39"/></text:span></text:p>
      <text:p text:style-name="P36"><text:span text:style-name="Emphasis"><text:span text:style-name="T39">Deep copying makes a fresh copy of the child values, too. Moreover, all the child values are deep copied in a recursive fashion.</text:span></text:span></text:p>
      <text:p text:style-name="P10"><text:bookmark text:name="c.json_deep_copy"/><text:a xlink:type="simple" xlink:href="https://jansson.readthedocs.io/en/2.13/apiref.html#c.json_t" text:style-name="Internet_20_link" text:visited-style-name="Visited_20_Internet_20_Link"><text:span text:style-name="Emphasis"><text:span text:style-name="T39">json_t</text:span></text:span></text:a><text:span text:style-name="Emphasis"><text:span text:style-name="T39"> *</text:span></text:span><text:span text:style-name="Emphasis"><text:span text:style-name="Source_20_Text"><text:span text:style-name="T39">json_deep_copy</text:span></text:span></text:span><text:span text:style-name="Emphasis"><text:span text:style-name="T39">(const </text:span></text:span><text:a xlink:type="simple" xlink:href="https://jansson.readthedocs.io/en/2.13/apiref.html#c.json_t" text:style-name="Internet_20_link" text:visited-style-name="Visited_20_Internet_20_Link"><text:span text:style-name="Emphasis"><text:span text:style-name="T39">json_t</text:span></text:span></text:a><text:span text:style-name="Emphasis"><text:span text:style-name="T39"> *value)</text:span></text:span></text:p>
      <text:p text:style-name="P36"><text:span text:style-name="Emphasis"><text:span text:style-name="T39"/></text:span></text:p>
      <text:h text:style-name="P1" text:outline-level="2"><text:span text:style-name="Emphasis"><text:span text:style-name="T39">Custom Memory Allocation</text:span></text:span></text:h>
      <text:p text:style-name="P35"><text:span text:style-name="Emphasis"><text:span text:style-name="T39">Jansson uses </text:span></text:span><text:span text:style-name="Emphasis"><text:span text:style-name="Source_20_Text"><text:span text:style-name="T39">malloc()</text:span></text:span></text:span><text:span text:style-name="Emphasis"><text:span text:style-name="T39"> and </text:span></text:span><text:span text:style-name="Emphasis"><text:span text:style-name="Source_20_Text"><text:span text:style-name="T39">free()</text:span></text:span></text:span><text:span text:style-name="Emphasis"><text:span text:style-name="T39"> for memory allocation</text:span></text:span></text:p>
      <text:p text:style-name="P35"><text:span text:style-name="Emphasis"><text:span text:style-name="Source_20_Text"><text:span text:style-name="T39">json_malloc_t</text:span></text:span></text:span></text:p>
      <text:p text:style-name="P16"><text:span text:style-name="Emphasis"><text:span text:style-name="T39">typedef void *(*json_malloc_t)(size_t);</text:span></text:span></text:p>
      <text:p text:style-name="P16"><text:span text:style-name="Emphasis"><text:span text:style-name="T39"/></text:span></text:p>
      <text:p text:style-name="P9"><text:bookmark text:name="c.json_free_t"/><text:span text:style-name="Emphasis"><text:span text:style-name="Source_20_Text"><text:span text:style-name="T39">json_free_t</text:span></text:span></text:span></text:p>
      <text:p text:style-name="P16"><text:span text:style-name="Emphasis"><text:span text:style-name="T39">typedef void (*json_free_t)(void *);</text:span></text:span></text:p>
      <text:p text:style-name="P16"><text:span text:style-name="Emphasis"><text:span text:style-name="T39"/></text:span></text:p>
      <text:p text:style-name="P9"><text:bookmark text:name="c.json_set_alloc_funcs"/><text:span text:style-name="Emphasis"><text:span text:style-name="T39">void </text:span></text:span><text:span text:style-name="Emphasis"><text:span text:style-name="Source_20_Text"><text:span text:style-name="T39">json_set_alloc_funcs</text:span></text:span></text:span><text:span text:style-name="Emphasis"><text:span text:style-name="T39">(</text:span></text:span><text:a xlink:type="simple" xlink:href="https://jansson.readthedocs.io/en/2.13/apiref.html#c.json_malloc_t" text:style-name="Internet_20_link" text:visited-style-name="Visited_20_Internet_20_Link"><text:span text:style-name="Emphasis"><text:span text:style-name="T39">json_malloc_t</text:span></text:span></text:a><text:span text:style-name="Emphasis"><text:span text:style-name="T39"> malloc_fn, </text:span></text:span><text:a xlink:type="simple" xlink:href="https://jansson.readthedocs.io/en/2.13/apiref.html#c.json_free_t" text:style-name="Internet_20_link" text:visited-style-name="Visited_20_Internet_20_Link"><text:span text:style-name="Emphasis"><text:span text:style-name="T39">json_free_t</text:span></text:span></text:a><text:span text:style-name="Emphasis"><text:span text:style-name="T39"> free_fn)</text:span></text:span></text:p>
      <text:p text:style-name="P5"><text:span text:style-name="Emphasis"><text:span text:style-name="T39"/></text:span></text:p>
      <text:p text:style-name="P9"><text:bookmark text:name="c.json_get_alloc_funcs"/><text:span text:style-name="Emphasis"><text:span text:style-name="T39">void </text:span></text:span><text:span text:style-name="Emphasis"><text:span text:style-name="Source_20_Text"><text:span text:style-name="T39">json_get_alloc_funcs</text:span></text:span></text:span><text:span text:style-name="Emphasis"><text:span text:style-name="T39">(</text:span></text:span><text:a xlink:type="simple" xlink:href="https://jansson.readthedocs.io/en/2.13/apiref.html#c.json_malloc_t" text:style-name="Internet_20_link" text:visited-style-name="Visited_20_Internet_20_Link"><text:span text:style-name="Emphasis"><text:span text:style-name="T39">json_malloc_t</text:span></text:span></text:a><text:span text:style-name="Emphasis"><text:span text:style-name="T39"> *malloc_fn, </text:span></text:span><text:a xlink:type="simple" xlink:href="https://jansson.readthedocs.io/en/2.13/apiref.html#c.json_free_t" text:style-name="Internet_20_link" text:visited-style-name="Visited_20_Internet_20_Link"><text:span text:style-name="Emphasis"><text:span text:style-name="T39">json_free_t</text:span></text:span></text:a><text:span text:style-name="Emphasis"><text:span text:style-name="T39"> *free_fn)</text:span></text:span></text:p>
      <text:p text:style-name="P16"><text:span text:style-name="Emphasis"><text:span text:style-name="T39"/></text:span></text:p>
      <text:p text:style-name="P35"><text:span text:style-name="Emphasis"><text:span text:style-name="T39"/></text:span></text:p>
      <text:p text:style-name="P16"><text:span text:style-name="Emphasis"><text:span text:style-name="T39"/></text:span></text:p>
      <text:p text:style-name="P17"><text:soft-page-break/><text:span text:style-name="Emphasis"><text:span text:style-name="T35">EXAMPLE</text:span></text:span></text:p>
      <text:p text:style-name="P16"><text:span text:style-name="Emphasis"><text:span text:style-name="T39"/></text:span></text:p>
      <text:p text:style-name="P16"><text:span text:style-name="Emphasis"><text:span text:style-name="T39">static void *secure_malloc(size_t size)</text:span></text:span></text:p>
      <text:p text:style-name="P18">{</text:p>
      <text:p text:style-name="P18"><text:s text:c="4"/>/* Store the memory area size in the beginning of the block */</text:p>
      <text:p text:style-name="P18"><text:s text:c="4"/>void *ptr = malloc(size + 8);</text:p>
      <text:p text:style-name="P18"><text:s text:c="4"/>*((size_t *)ptr) = size;</text:p>
      <text:p text:style-name="P18"><text:s text:c="4"/>return ptr + 8;</text:p>
      <text:p text:style-name="P18">}</text:p>
      <text:p text:style-name="P18"/>
      <text:p text:style-name="P18">static void secure_free(void *ptr)</text:p>
      <text:p text:style-name="P18">{</text:p>
      <text:p text:style-name="P18"><text:s text:c="4"/>size_t size;</text:p>
      <text:p text:style-name="P18"/>
      <text:p text:style-name="P18"><text:s text:c="4"/>ptr -= 8;</text:p>
      <text:p text:style-name="P18"><text:s text:c="4"/>size = *((size_t *)ptr);</text:p>
      <text:p text:style-name="P18"/>
      <text:p text:style-name="P18"><text:s text:c="4"/>guaranteed_memset(ptr, 0, size + 8);</text:p>
      <text:p text:style-name="P18"><text:s text:c="4"/>free(ptr);</text:p>
      <text:p text:style-name="P19">}</text:p>
      <text:p text:style-name="P16"><text:span text:style-name="Emphasis"><text:span text:style-name="T39">int main()</text:span></text:span></text:p>
      <text:p text:style-name="P18">{</text:p>
      <text:p text:style-name="P18"><text:s text:c="4"/>json_set_alloc_funcs(secure_malloc, secure_free);</text:p>
      <text:p text:style-name="P18"><text:s text:c="4"/>/* ... */</text:p>
      <text:p text:style-name="P1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atin Modern Roman" svg:font-family="'Latin Modern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2T09:14:34.260710340</meta:creation-date>
    <dc:date>2021-03-02T12:58:48.956786178</dc:date>
    <meta:editing-duration>PT16M30S</meta:editing-duration>
    <meta:editing-cycles>1</meta:editing-cycles>
    <meta:document-statistic meta:table-count="2" meta:image-count="0" meta:object-count="0" meta:page-count="7" meta:paragraph-count="199" meta:word-count="1660" meta:character-count="10903" meta:non-whitespace-character-count="9372"/>
    <meta:generator>LibreOffice/6.4.6.2$Linux_X86_64 LibreOffice_project/40$Build-2</meta:generator>
  </office:meta>
</office:document-meta>
</file>